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6.07.31 00:56   |   <text:a xlink:type="simple" xlink:href="http://palinfo.habago.org/Entry?Command=Information_PrintForum&amp;iPage=239#FORUM34815"><text:span text:style-name="T2">#</text:span></text:a></text:p>
      <text:p text:style-name="P2">台灣百業不舉，唯有詐騙業一枝獨秀，行銷全世界，年產值數千億；有時冒充法官、檢察官，有時冒充銀行人員、公司會計，舌粲蓮花，根本沒有的事都能講得跟真的一樣。但你總不會真的想跟他討論銀行業務或會計學或刑法原理吧？<text:span text:style-name="T3"> <text:line-break/><text:line-break/></text:span>大陸有句罵人的話，我覺得還蠻好笑，挺能說中我的心。那話是這麼說的：<text:span text:style-name="T3">"</text:span>可別跟我吵哦，我聽不懂你在說什麼的，要是讓旁人看了，會以為我怎麼會蠢到跟一頭豬吵架呢。<text:span text:style-name="T3">" <text:line-break/><text:line-break/></text:span>不過呢，我倒是寧可跟一頭豬吵架，也不會蠢到真的去跟不學有術的各路騙子人渣討論事情。那真的是太蠢了。<text:span text:style-name="T3"> <text:line-break/><text:line-break/></text:span>市井之間那些詐騙集團，其實工作也挺辛苦，每天守著電話機旁，裝神弄鬼，有時還得互相演戲，你扮法院女祕書，我扮正義的檢察官，正在調查一樁國際洗錢犯罪買賣，演得很賣力。至於騙不騙得成，那倒也說不準，畢竟他手上沒有電視，沒有媒體，只能靠幾個人表演舌粲蓮花。萬一騙不成，還得虧本，生意風險還是有的。<text:span text:style-name="T3"> <text:line-break/><text:line-break/></text:span>但是，迎合主流政治利益的詐騙業務，倒是一本萬利，毫無風險，連成本都不用，只需三不五時在什麼臉書上口頭交待，痛罵支那賤畜一番，主流媒體就會把你捧成名人，捧成意見領袖，美名加身，資源滾滾，前途輝煌。鬼島上，諸如這樣的人渣幾時缺過貨？舊國民黨時代也是一大堆，全是這等嘴臉。不管政治風向怎麼吹，不管怎麼改朝換代，永遠都會有這樣一批人，看準風向，大表忠貞。<text:span text:style-name="T3"> <text:line-break/><text:line-break/></text:span>政治檯面人物也一樣。我已經說過<text:span text:style-name="T3"><text:s/>N </text:span>次，台灣沒有台獨份子啦。如果有人不服氣，不妨說來聽聽，告訴我們究竟哪個政客是台獨，根本沒有這種人。<text:span text:style-name="T3"> <text:line-break/><text:line-break/></text:span>這就好像黨外時期的國民黨，不是每一個政治人物都說要反攻大陸解救同胞嗎？你信嗎？我當然不信，所以我才會成為一名黨外亡命之徒。但是，當時大多數人，特別是年輕學生，他們是相信這類什麼反攻大陸的鬼話的。但是，請你告訴我，究竟哪一個國民黨人真的要反攻大陸？他們忙著把財產和妻女趕緊統統送去美國，這才是事實。現在的民進黨也一樣，純屬詐騙。<text:span text:style-name="T3"> <text:line-break/><text:line-break/></text:span>除了史明、彭明敏等等一些很老一輩的篤志之士確實是台獨之外，其他全是騙人的，更不用說美麗島辯護律師那一代的政治人物了，根本全是生意人，其中有幾個甚至是當年國民黨的情治單位特務，例如謝長廷。<text:span text:style-name="T3"> <text:line-break/><text:line-break/></text:span>至於<text:span text:style-name="T3">1990</text:span>年之後才騙得權力的政客們，更是一個個是家財億萬的投機商人，要不就是一些品性不端、沒有謀生專長、四處鑽營的混混<text:span text:style-name="T3"><text:s/>(</text:span>往往以所謂社運為政治跳板<text:span text:style-name="T3">)</text:span>，看是要怎麼騙或怎麼挑撥、炒作，方才有私利可圖，他們就會努力往那個方向去詐騙去挑撥去炒作。<text:span text:style-name="T3"> <text:line-break/><text:line-break/>2000</text:span>年之後才突然搖身一變，變成台獨急先鋒的那些人，就更是不堪聞問了。<text:span text:style-name="T3"> <text:line-break/><text:line-break/></text:span>假若是來到最近幾年，當所謂反中、仇中與台獨被炒作成一種愛台神聖指令時，才突然冒出來的那些張牙舞爪的反中仇中愛台急先鋒，這些人，可說是最恐怖最卑劣的一群人，行不由徑，行事邪門，但卻被主流媒體包裝得像個什麼為國為民的聖戰士或理想家似的，滿口漂亮話，滿口什麼左派理想。這樣一些人，只能用騙子人渣來形容。若要我說老實話，我的良心話其實就是這樣。<text:span text:style-name="T3"> <text:line-break/><text:line-break/></text:span>對於這樣一些低能敗德的無恥生物，我們只能忍他，或當成一種集體存在物去指陳這樣一種人性敗壞的現象，但若有人居然蠢到會想要去跟他們討論，那真的是從根本上就搞錯了整個台灣人事物的真實樣貌。我們平常之所以會願意去與人討論，前提當然是對方必須是當真的，而不是胡口瞎掰的一群騙子。<text:span text:style-name="T3"> <text:line-break/><text:line-break/></text:span>我知道我講這些話，即便是在台灣，能夠認同的應該也不會很多，因為主流媒體每天洗腦得太徹底了，更不用說遠在海峽對岸的大陸同胞，事實上更是完全誤解了台灣現實。<text:span text:style-name="T3"> <text:line-break/><text:line-break/></text:span>台灣有極少數的統<text:span text:style-name="T3"><text:s/>(</text:span>例如我就是<text:span text:style-name="T3">)</text:span>，也有極少數的獨，但是，絕大多數人其實是看狀況的，只要不影響生活，只要讓我有工作做，有錢賺，足以養家活口，足以發展長才，誰會在乎什麼統或獨？基本上我當然也是這樣，差別只是在於我認為統一才有可能確保台灣大眾長遠的生活福祉。<text:span text:style-name="T3"> <text:line-break/><text:line-break/></text:span>至於檯面人物或媒體瞎捧出來的那些名人名嘴名醫名教授乃至愛<text:span text:style-name="T3">(</text:span>台灣<text:span text:style-name="T3">)</text:span>國的明星藝人等等等，其實純粹就是看利益辦事，沒有任何政治思想或理念，簡單說就是一群在政客旗幟下幫忙搖旗吶喊與殺敵的可恥小騙子。<text:span text:style-name="T3"><text:line-break/><text:line-break/></text:span>前一陣子，我不是有一篇私人長文被刊登在哪裏我忘了，但是標題卻被編輯加上什麼有關民進黨的分析之類嗎，我氣炸了，為什麼呢？因為我不會自我做賤到拿自己的個人痛苦經歷當成一種分析工具去檢討什麼民進黨。我不會那麼賤，也不會那麼蠢。這個人渣黨根本不是黨，而是一個人渣聚集的詐騙集團，一種叛亂組織，就如同黨外時期貪婪無度、無惡不作的國民黨一般，不惜傷害社會，不惜積極傷害眾人福祉，一心只為私人權力與私利盤算。<text:span text:style-name="T3"> <text:line-break/><text:line-break/></text:span>我講得太專業了，各位信也好，不信也罷。不信的話，咱們不妨打個賭，<text:span text:style-name="T3">20</text:span>年後你再回來巴勒網看看，我這些文字應該都還在，也許到那時候你就會相信我說的。到那時候，你說不定會覺得我還講得太含蓄太客氣了點。</text:p>
      <text:p text:style-name="P1"><text:span text:style-name="T1">刘伯温</text:span><text:s/>  |  2016.07.30 21:18   |   <text:a xlink:type="simple" xlink:href="http://palinfo.habago.org/Entry?Command=Information_PrintForum&amp;iPage=239#FORUM34814"><text:span text:style-name="T2">#</text:span></text:a></text:p>
      <text:p text:style-name="P3">台湾觉醒青年的世界观：为什么他们觉得中国二字臭？<text:span text:style-name="T3"> <text:line-break/><text:line-break/></text:span>文<text:span text:style-name="T3">/</text:span>刘伯温<text:span text:style-name="T3"> <text:line-break/><text:line-break/></text:span>一直想寫「臺灣覺醒青年的世界觀」探討爲什麼他們覺得中國二字很臭。看了《周偉航／不是天然獨，而是中國臭》才真正動筆。<text:span text:style-name="T3"> <text:line-break/><text:line-break/></text:span>我認爲，臺灣覺醒青年的世界觀，他們對世界的認知輪廓，大致上可以用<text:span text:style-name="T3">3</text:span>句話概括：<text:span text:style-name="T3"> <text:line-break/><text:line-break/>1.</text:span>美國日本<text:span text:style-name="T3">=</text:span>高級高檔文明<text:span text:style-name="T3">=</text:span>進步高貴<text:span text:style-name="T3">=</text:span>善良<text:span text:style-name="T3">=</text:span>一切好的東西<text:span text:style-name="T3">=</text:span>全世界都喜歡羡慕美國日本。<text:span text:style-name="T3"> <text:line-break/>2.</text:span>臺灣其次<text:span text:style-name="T3">=</text:span>我們要向高檔文明的美日靠近<text:span text:style-name="T3">=</text:span>決不能跟低賤醜陋的中國掛鉤。<text:span text:style-name="T3"> <text:line-break/>3.</text:span>中國大陸<text:span text:style-name="T3">=low=</text:span>臭<text:span text:style-name="T3">=</text:span>落後<text:span text:style-name="T3">=</text:span>沒水準<text:span text:style-name="T3">=</text:span>可恥羞辱<text:span text:style-name="T3">=</text:span>一切壞的東西<text:span text:style-name="T3">=</text:span>全世界都討厭敵視中國大陸。<text:span text:style-name="T3"> <text:line-break/><text:line-break/></text:span>爲什麼臺灣覺醒青年們覺得中國二字臭？<text:span text:style-name="T3"> <text:line-break/></text:span>如果某一名臺灣覺醒青年，從小到大看的是西方媒體、港臺媒體、法輪功媒體、政客名嘴言論，從未走出臺灣看真實世界包括大陸。那麼他腦子裏的中國大陸會是這樣：<text:span text:style-name="T3"> <text:line-break/><text:line-break/>1.</text:span>大陸人喜歡隨地大小便<text:span text:style-name="T3"> <text:line-break/>2.</text:span>大陸的廁所很多沒門，大陸人上廁所不關門<text:span text:style-name="T3"> <text:line-break/>3.</text:span>大陸人就是沒水準，隨地亂扔垃圾，不排隊，講話超大聲<text:span text:style-name="T3"> <text:line-break/>4.</text:span>大陸人不怎麼洗澡，大陸人髒<text:span text:style-name="T3">——</text:span>東三省冬天零下<text:span text:style-name="T3">10</text:span>幾度、西北省份乾旱缺水，跟南方省份的生活習慣可相提並論嗎？覺醒青年們要理解世界很大。<text:span text:style-name="T3">XD <text:line-break/>5.</text:span>陸客無禮貌自以為有錢就是大爺<text:span text:style-name="T3">——</text:span>看看臺灣奧客<text:span text:style-name="T3"> <text:line-break/><text:line-break/></text:span>關於大陸人或陸客的文明素質，《為什麼香港人厭惡大陸？從港人<text:span text:style-name="T3">Mayi</text:span>的部落格談香港》我已闡述得非常完整。面對曾經的窮親戚富起來，還到港臺大舉消費，港臺許多人心理失衡，曾經的優越感失落，從嫌人貧窮到憎人富貴，又憂心自己競爭力，於是成天盯著<text:span text:style-name="T3">14</text:span>億大陸人的褲襠拼命去找醜事，藉貶損羞辱排斥大陸人，發洩掩飾自卑與不滿，排解安慰失落的心靈。如果覺醒青年們需要時間才能認知現實，可以等，尤其以後需要到大陸打工掙錢時。<text:span text:style-name="T3"> <text:line-break/><text:line-break/>6.</text:span>大陸人沒誠信，<text:span text:style-name="T3">10</text:span>個大陸人<text:span text:style-name="T3">9</text:span>個是騙子<text:span text:style-name="T3">——</text:span>想想臺灣詐騙犯<text:span text:style-name="T3"> <text:line-break/>7.</text:span>陸客羡慕臺灣富裕文明高檔，臺灣最美的風景是人<text:span text:style-name="T3">——</text:span>想想臺灣奧客、洪素珠、詐騙犯<text:span text:style-name="T3"> <text:line-break/>8.</text:span>陸客<text:span text:style-name="T3">8</text:span>個人只點<text:span text:style-name="T3">1</text:span>份小吃<text:span text:style-name="T3">——</text:span>自己查陸客和歐美日本高檔客的消費金額。<text:span text:style-name="T3"> <text:line-break/>9.</text:span>陸資<text:span text:style-name="T3">1</text:span>條龍，臺灣不賺錢<text:span text:style-name="T3">——</text:span>南韓日本歐美東南亞，都在想盡辦法吸引歡迎你們口中最低檔最醜陋最不能賺錢的陸客啊。恭喜覺醒青年，請放心我們會多去南韓日本東南亞歐美。<text:span text:style-name="T3"> <text:line-break/>10.</text:span>陸女<text:span text:style-name="T3">21</text:span>歲沒嫁人就是老女人了<text:span text:style-name="T3">——</text:span>覺醒青年應該來大陸看看剩女現象啊<text:span text:style-name="T3">XD <text:line-break/><text:line-break/>11.</text:span>陸配嫁臺灣是想臺灣人的錢，沒什麼真感情<text:span text:style-name="T3">——</text:span>覺醒青年放心，以後臺灣女嫁大陸男會越來越多。<text:span text:style-name="T3"> <text:line-break/>12</text:span>陸生到臺灣不納稅竟還吃人夠夠想用臺灣人的健保<text:span text:style-name="T3">——</text:span>陸生健保我寫過<text:span text:style-name="T3">2</text:span>篇文說明真相《劉伯溫／怎樣給<text:span text:style-name="T3">1150</text:span>萬臺灣人洗腦？　陸生納入健保一事》、《劉伯溫：臺灣人反對陸生納入健保的<text:span text:style-name="T3">4</text:span>種理由之分析》<text:span text:style-name="T3"> <text:line-break/>13.</text:span>香港連普選都沒有，佔中被打壓，今日香港明日臺灣<text:span text:style-name="T3">——</text:span>《為什麼香港人厭惡大陸？從港人<text:span text:style-name="T3">Mayi</text:span>的部落格談香港》我已闡述得非常完整。<text:span text:style-name="T3"> <text:line-break/>14.</text:span>醜惡的中國政府打壓藏人、藏人不能自由出藏、藏人沒有宗教自由<text:span text:style-name="T3">——</text:span>西藏問題，及中國大陸的國際角色，前民進黨前輩陳真寫過《陳真談輿論、中國崛起與英美的齷齪勾當》<text:span text:style-name="T3"> <text:line-break/>15.</text:span>新疆伊斯蘭被打壓、維族人沒有宗教自由<text:span text:style-name="T3">——</text:span>新疆問題，我寫過新疆《劉伯溫／臺灣人眼裏的新疆：至少<text:span text:style-name="T3">50%</text:span>的人認知錯誤》中國歷來都是多民族、多文化、多種族、多血緣的文化融合體。臺灣覺醒青年應該自己親眼去新疆、西藏、內蒙古或任何一個少數民族聚居區看。<text:span text:style-name="T3"> <text:line-break/>16.</text:span>中國獨裁專制極權不民主<text:span text:style-name="T3">——</text:span>這話題萬言難盡。覺醒青年們自己親身比較上海<text:span text:style-name="T3">VS</text:span>臺北、廈門<text:span text:style-name="T3">VS</text:span>臺南的政治體制吧，覺醒青年瞭解民主<text:span text:style-name="T3">VS</text:span>共和、新加坡體制<text:span text:style-name="T3">VS</text:span>大陸政制的差異是什麼嗎？<text:span text:style-name="T3"> <text:line-break/>17.</text:span>中共派系內鬥，反腐只是權鬥，政爭加劇要崩潰<text:span text:style-name="T3">——</text:span>覺醒青年們比<text:span text:style-name="T3">CIA</text:span>和習近平還瞭解大陸高層內幕絕密啊<text:span text:style-name="T3">XD <text:line-break/>18.</text:span>中國每年<text:span text:style-name="T3">10</text:span>萬暴動<text:span text:style-name="T3">——</text:span>咦，我怎麼沒看到<text:span text:style-name="T3">1</text:span>起？臺灣覺醒青年親眼看到的還是看太多法輪功媒體？<text:span text:style-name="T3"> <text:line-break/>19.</text:span>中國強行拆遷打死人<text:span text:style-name="T3">——</text:span>這話題有多面性。都更拆遷，確有少部分暴力違法，我譴責中共基層官員；爲公共利益建設且正常補償下的合法拆遷，我支持政府。大陸多少人期盼拆遷一夜暴富，及少數刁民漫天要價勒索政府綁架公共建設，覺醒青年理解不到這個層次。<text:span text:style-name="T3"> <text:line-break/>20.</text:span>中國抓維權人士律師、民運人士<text:span text:style-name="T3">——</text:span>這個很複雜，有造謠有真實。有些是中共錯，我譴責中共。有些是勾結西方勢力用心險惡的勢力操控，我不同情。<text:span text:style-name="T3"> <text:line-break/>21.</text:span>中國偷臺灣高科技，臺商到中國被養套殺，中國隨便一個官員就能把一家企業據為己有<text:span text:style-name="T3">——</text:span>我告訴覺醒青年一個事實：中國大陸是吸引外來投資的世界前二名。<text:span text:style-name="T3"> <text:line-break/></text:span>臺灣覺醒青年這種認知，讓我想起洪素珠給臺灣小學生洗腦：「全世界最笨是臺灣人，拿金錢拿技術養大敵人，然後死無葬身之地」。<text:span text:style-name="T3"> <text:line-break/><text:line-break/></text:span>請問覺醒青年，宇宙空間站、太空船、火箭登月、北斗導航系統、超高速電腦、量子物理通訊、基因測序、宇宙射電望遠鏡、隱形飛機、深海探測、超級建築工程、<text:span text:style-name="T3">5G</text:span>通訊、水電站、高鐵、大飛機、機器人、高速風洞、石墨烯、衛星、核電站、核反應爐、可控核聚變、中子彈、航母、潛艇、彈道飛彈、高能鐳射<text:span text:style-name="T3">……</text:span>大陸這些高科技哪一項來自臺灣？<text:span text:style-name="T3"> <text:line-break/><text:line-break/></text:span>台商幾乎全是代工廠、日常消費品、服務業，談得上高科技？臺灣最驕傲的<text:span text:style-name="T3">TSMC</text:span>，其實本質就是半導體業的鴻海，競爭力在高效率的製造業組織和生產管理，不是什麼高科技（<text:span text:style-name="T3">ASML</text:span>、<text:span text:style-name="T3">Intel</text:span>、<text:span text:style-name="T3">ARM</text:span>可以算）<text:span text:style-name="T3">——</text:span>也可以把高效率的製造業生產組織管理說成高科技。<text:span text:style-name="T3"> <text:line-break/>22.</text:span>中國活摘人體器官<text:span text:style-name="T3">——</text:span>臺灣覺醒青年看法輪功媒體圖片案例太多了吧？你給我在中國大陸找人活摘人體器官，我們一起錄像做證據，製造一個震驚世界的超大新聞，好不好？<text:span text:style-name="T3"> <text:line-break/>23.</text:span>中國上<text:span text:style-name="T3">Facebook</text:span>要翻牆沒資訊言論自由<text:span text:style-name="T3">——</text:span>這話題有多面性，別用單一狹隘思維。我寫過《劉伯溫／嘲笑中國大陸上<text:span text:style-name="T3">FB</text:span>要翻牆？臺灣綠民眼光如鼠》，普通人生活而言，廈門<text:span text:style-name="T3">VS</text:span>臺南，上海<text:span text:style-name="T3">VS</text:span>臺北，差異不大。當然中共目前在言論自由上有缺陷問題，應該提升。<text:span text:style-name="T3"> <text:line-break/><text:line-break/>24.</text:span>中國食品都不能吃，都有毒，地溝油<text:span text:style-name="T3">——</text:span>臺灣黑心食品廠商老闆少嗎？全球最熱門旅遊地點世界第<text:span text:style-name="T3">2</text:span>名是中國大陸，全世界每年到大陸的旅客人次約<text:span text:style-name="T3">1.3</text:span>億。覺醒青年覺得矛盾嗎？<text:span text:style-name="T3"> <text:line-break/><text:line-break/>2551049851_fccc2e9988_z <text:line-break/></text:span>上海外灘。（圖片來源：<text:span text:style-name="T3">Simon Lee CC licensed</text:span>）<text:span text:style-name="T3"> <text:line-break/>25.</text:span>中國污染嚴重，待在中國會得各種病<text:span text:style-name="T3">——</text:span>環保對每個發展階段國家都是問題。英國日本也經歷這階段。大陸正在全力轉型升級淘汰高污染產業。起碼有<text:span text:style-name="T3">150</text:span>萬以上臺灣人在大陸居住，全球最熱門旅遊地點世界第<text:span text:style-name="T3">2</text:span>名是中國大陸，全世界每年到大陸的旅客人次約<text:span text:style-name="T3">1.3</text:span>億。覺醒青年能意識到自己的認知<text:span text:style-name="T3"> <text:line-break/><text:line-break/>26.</text:span>中國富的人有，但很多餓肚子，人均不到<text:span text:style-name="T3">2K</text:span>，落後臺灣<text:span text:style-name="T3">30</text:span>年<text:span text:style-name="T3">——</text:span>大陸這麼大當然有窮人。茶葉蛋、上海有沒有熱水可以洗澡的哽，覺醒青年們很瞭吧？<text:span text:style-name="T3">XD <text:line-break/><text:line-break/>27.</text:span>中國人都往國外移民，大陸有錢人都逃離中國<text:span text:style-name="T3">——</text:span>哪個國家沒移民現象？大陸也有外國人移民進來。移民是個人自由愛好選擇，可能是喜歡獨特異國風情文化、婚姻、工作發展機會<text:span text:style-name="T3">…</text:span>，移民不一定是因爲家鄉糟糕。許多人即使名義上移民到國外大部分時間仍在大陸發展生活。真正應反對的是貪官轉移財富的移民，這是大陸正在進行的反貪腐範疇，正在建立官員財產申報制及嚴厲監督制度。<text:span text:style-name="T3"> <text:line-break/><text:line-break/>28.</text:span>中國經濟即將崩潰<text:span text:style-name="T3">——</text:span>清朝末年、民國初年那麼糟，崩潰了嗎？<text:span text:style-name="T3">GDP</text:span>增速<text:span text:style-name="T3">&gt;6%</text:span>，出境旅遊消費世界第一名。臺灣覺醒青年應多出去見世面<text:span text:style-name="T3">XD <text:line-break/><text:line-break/>29.</text:span>全世界都討厭中國<text:span text:style-name="T3">——</text:span>覺醒青年知道自己的認知有多違背事實嗎？中國大陸是全球最熱門旅遊地點第<text:span text:style-name="T3">2</text:span>名，全世界到大陸的旅客人次是每年約<text:span text:style-name="T3">1.3</text:span>億，是吸引外資的世界前<text:span text:style-name="T3">2</text:span>名。至於中國大陸的國際角色，前民進黨前輩陳真寫過《陳真談輿論、中國崛起與英美的齷齪勾當》<text:span text:style-name="T3"> <text:line-break/><text:line-break/>30.</text:span>中國打壓臺灣人，傷害臺灣人感情<text:span text:style-name="T3">——</text:span>你搞臺獨去中國化仇中反中、辱罵仇視中華民國政權法統、潑漆孫中山、仇視蔣中正、潑漆故宮獸首罵中華文化入侵、聯合美日製中、反兩岸服貿、反課綱微調、反陸客、健保歧視陸生、歧視對待陸配<text:span text:style-name="T3">……</text:span>既然你背叛中華民族，視大陸爲敵國，那麼敵國打壓台獨派不是剛剛好而已？《綠營的邏輯（對中國大陸）》夠回答覺醒青年嗎？<text:span text:style-name="T3"> <text:line-break/><text:line-break/>31.</text:span>中國飛彈對準臺灣武力威脅臺灣<text:span text:style-name="T3">——</text:span>民國政府<text:span text:style-name="T3">1950</text:span>年代還轟炸偵查要反攻大陸啊。大陸的飛彈真不是對準臺灣的（要輸入座標）。臺灣人老培的兩張漫畫道盡要點。你們的導彈不止對準還對著廈門發射過一枚了啊<text:span text:style-name="T3">XD</text:span>！<text:span text:style-name="T3"> <text:line-break/><text:line-break/>32.</text:span>中國是敵國，打壓臺灣國際地位，不讓臺灣獨立<text:span text:style-name="T3">——</text:span>《劉伯溫／中華民國「國殤日」感想：臺灣前途的<text:span text:style-name="T3">3</text:span>條道路》中華民國政權也打壓了大陸政權的國際地位<text:span text:style-name="T3">30</text:span>年啊！當年大陸政權一直不能進聯合國。<text:span text:style-name="T3"> <text:line-break/><text:line-break/>2005</text:span>年連胡會標誌兩岸正式結束對峙時代開始和解，馬英九時代和解共存。不想打壓對峙，就別搞臺獨去中國化反中仇中，談判兩岸和平協議啊！中華民國和中華人民共和國，是中國因內戰而分治兩岸的兩大政權。即使兩岸統合，國號用中華民國，也是可以兩岸政權談判的啊！<text:span text:style-name="T3"> <text:line-break/><text:line-break/></text:span>解決方案：兩岸和平統合協議<text:span text:style-name="T3"> <text:line-break/></text:span>爲什麼臺灣覺醒青年覺得中國二字很臭？因爲他們從小到大所接觸以下資訊，大多又沒有真正走出臺灣，去真正瞭解歐美日本和中國大陸。<text:span text:style-name="T3"> <text:line-break/><text:line-break/></text:span>當臺獨透過課綱<text:span text:style-name="T3">+</text:span>媒體<text:span text:style-name="T3">+</text:span>資訊耳濡目染不停徹底的仇中貶中洗腦，一個臺灣年輕人，從小到大，所接收接觸的資訊，絕大部分都是貶損辱罵抹黑醜化妖魔化中國大陸的，把中國一詞完全打為最低賤令人羞辱的層級。人性是虛榮的，都崇慕高貴文明而嫌惡貧賤低級，臺灣年輕一代又怎麼可能會認同中國或中華呢？<text:span text:style-name="T3"> <text:line-break/><text:line-break/></text:span>其實兩岸所有問題的核心就是統獨，覺醒青年們的反中仇中世界觀也是基於此衍生。<text:span text:style-name="T3"> <text:line-break/><text:line-break/></text:span>我無法改變臺灣覺醒青年的反中仇中世界觀。我只提供我提議的解決方案<text:span text:style-name="T3">——</text:span>不管這是<text:span text:style-name="T3">20</text:span>年、<text:span text:style-name="T3">30</text:span>年或<text:span text:style-name="T3">80</text:span>年後的事，或現在看多麼不可能，但都不應該妨礙我們思考未來的可能性<text:span text:style-name="T3">——</text:span>屆時大陸可能不是共產黨執政、臺灣也未必是民進黨執政：<text:span text:style-name="T3"> <text:line-break/><text:line-break/>1.</text:span>兩岸統合在中華民國國號下，沿用青天白日旗（本來就是大陸時期的國號國旗）<text:span text:style-name="T3"> <text:line-break/>2.</text:span>兩岸憲法統合，制定新大中華民國憲法，一國一制。<text:span text:style-name="T3"> <text:line-break/>3.</text:span>軍隊合併。臺灣軍進駐福建浙江廣東等大陸各省。大陸軍進駐臺灣東南面，守衛釣魚臺拿回東海控制權，守衛南海太平島拿回南海主導控制權。建立太平洋遠洋艦隊，保衛海權和資源生命線。<text:span text:style-name="T3"> <text:line-break/>4.</text:span>兩岸議會合併，建立大中華民國國會，共同決定國家層面立法。臺灣自身議會依然保留、照常選舉。<text:span text:style-name="T3"> <text:line-break/>5.</text:span>外交機構合併，統一為中華民國駐外使領館。原本跟中華民國政府建交的，大陸派出外交人員合併。原本跟大陸政府建交的，臺灣派出外交人員合併。解決臺灣外交空間。<text:span text:style-name="T3"> <text:line-break/>6.</text:span>香港臺灣大陸都實行普選。解決香港政制爭議。<text:span text:style-name="T3"> <text:line-break/>7.</text:span>國民黨、民進黨赴大陸發展黨員，參與全國執政權競選。<text:span text:style-name="T3"> <text:line-break/>8.</text:span>中華民國國民，無論出生在香港、臺灣、上海、福建、浙江、西藏、新疆、內蒙、東三省、湖北<text:span text:style-name="T3">…</text:span>任意一地，均參與大中華民國總統選舉。臺灣本身行政體系完全由本地直接民選自治。<text:span text:style-name="T3"> <text:line-break/>9.</text:span>修建環島高鐵，修建福建<text:span text:style-name="T3">—</text:span>臺灣海底高鐵，連接金門馬祖。臺灣作為大中華民國一帶一路海上絲綢之路的最重要支點，發展海權擴充貿易。<text:span text:style-name="T3"> <text:line-break/><text:line-break/>…… <text:line-break/><text:line-break/></text:span>兩岸統合，拿回釣魚臺、東海、南海，保衛中華民族祖產和海權，不用再向美國磕頭，不用吃美牛美豬，不用經過美國面試候選人，不用再被美國淩辱，自己的領導人去自己的領土竟然要看美國臉色！<text:span text:style-name="T3">——</text:span>我們就是跟美國平起平坐的世界一流強國！<text:span text:style-name="T3"> <text:line-break/><text:line-break/></text:span>如果能合兩岸三地的各自長處，香港的法治精神，臺灣的民主自由（雖然現在民粹），大陸的效率和團結（雖然現在威權），想必可以開創一個對兩岸三地的大中華區人民，和中華民族的子孫後代，最有利的道路，最安全、最有保障、最廣大的市場、有最寬廣的未來發展空間！</text:p>
      <text:p text:style-name="P1"><text:span text:style-name="T1">陳真</text:span><text:s/>  |  2016.07.30 13:48   |   <text:a xlink:type="simple" xlink:href="http://palinfo.habago.org/Entry?Command=Information_PrintForum&amp;iPage=239#FORUM34813"><text:span text:style-name="T2">#</text:span></text:a></text:p>
      <text:p text:style-name="P2">很小時候，隔壁有個小姑娘，年紀小我一兩歲，幾次負責帶她來我們家電影院看電影，竟然看到哭，一路哭回家，她娘還以為我揍了她還是怎樣，一問原來是看電影哭；喜劇哭，鬼片也哭，亂哭一通。王哥追柳哥，矮仔財打脫線，打打鬧鬧應該笑才對啊，真不知道她到底看懂或不懂。還好她家教不錯。她娘馬上鄭重宣佈說：<text:span text:style-name="T3">"</text:span>電影演的全都是假的啦！<text:span text:style-name="T3">" </text:span>她才破涕為笑。<text:span text:style-name="T3">"</text:span>電影攏係假<text:span text:style-name="T3">"</text:span>，簡潔扼要的一句話，勝過我一路哄她半天。<text:span text:style-name="T3"> <text:line-break/><text:line-break/></text:span>長大後，大家都知道電影是假的，不能當真，誰當真誰就輸了，誰當真誰就是怪胎。可是偏偏有些人想不開，希望它是真的，希望現實中真的有魔法，真的有令狐沖，真的有如來神掌，真的有人會龜毛到非得去給無名屍研究其生平喜好，非得自己充當死者家屬來給他辦一場葬禮不可。<text:span text:style-name="T3"> <text:line-break/><text:line-break/></text:span>真的？假的？家教良好的人可是區分得清清楚楚。大家喜歡令狐沖，仰慕楊過，但現實生活中恐怕個個都搶著當<text:span text:style-name="T3"><text:s/>"</text:span>岳不群<text:span text:style-name="T3">"</text:span>，當<text:span text:style-name="T3"><text:s/>"</text:span>任我行<text:span text:style-name="T3">"</text:span>，何曾見過幾個<text:span text:style-name="T3"><text:s/>"</text:span>楊過<text:span text:style-name="T3">"</text:span>？幾個<text:span text:style-name="T3"><text:s/>"</text:span>令狐沖<text:span text:style-name="T3">"</text:span>？<text:span text:style-name="T3">"</text:span>任我行<text:span text:style-name="T3">" </text:span>和<text:span text:style-name="T3"><text:s/>"</text:span>岳不群<text:span text:style-name="T3">" </text:span>倒是滿街都是。<text:span text:style-name="T3"> <text:line-break/><text:line-break/></text:span>齊克果說，相信真理，反倒會對自己不利，而上帝呢，連個影子也沒見過，這下該如何是好？於是只好用騙的，所謂<text:span text:style-name="T3"><text:s/>"</text:span>騙進真理來<text:span text:style-name="T3">"</text:span>，藝術就是這樣。但是，家教太好的人可不容易騙喔。倒也不是說藝術、言語或思想得跟生活充份一致才行，但是，家教好到把夢幻與現實兩者區分得清清楚楚，生活絕不受夢幻的一點點<text:span text:style-name="T3"><text:s/>"</text:span>污染<text:span text:style-name="T3">"</text:span>，現實感好到這種地步，其實也挺變態。我常想，市面上不是一大堆口交型<text:span text:style-name="T3"><text:s/>(</text:span>口頭交待型<text:span text:style-name="T3">) </text:span>社運人渣嗎？不是一大堆滿口謊言、貪婪無度的愛台灣人士嗎？他們看小說或看電影究竟是站在善或惡的哪一邊？<text:span text:style-name="T3"> <text:line-break/><text:line-break/>Oscar Wilde </text:span>說，<text:span text:style-name="T3">"</text:span>一個人如果不是分分秒秒都需要藝術，那他其實根本不需要藝術。<text:span text:style-name="T3">" </text:span>藝術畢竟不是衣服，不是化妝品，不是一種可以讓你隨時穿上又脫下的東西。不過，還好，大部份人其實是不需要藝術的，大家現實感都很好，家教都不錯，要不然，這顆浪漫星球，恐怕不知道會飛往宇宙何方？<text:span text:style-name="T3"> <text:line-break/><text:line-break/></text:span>就跟反美反戰一樣，幾千萬條人命的傷亡與流離失所，偌大的恐怖悲劇就在眼前，但一年<text:span text:style-name="T3">365</text:span>天，一天<text:span text:style-name="T3">24</text:span>小時之中，這事出現在你心中有沒有超過<text:span text:style-name="T3"><text:s/>3 </text:span>秒？更不用說為它做些什麼了。藝術對於大多數人來說，似乎也是這樣一種東西：在某個特定的時間裏<text:span text:style-name="T3"><text:s/>enjoy </text:span>一番，灑上一些口水，掉兩行清淚；待散場燈光一亮，走出場外，又是一條好漢；所謂心靈洗禮，洗過就好，戲總歸是戲，不能當真，明天還要上班呢。<text:span text:style-name="T3"> <text:line-break/><text:line-break/></text:span>但是也有這樣一種人，比方說柏格曼，小時候愛看馬戲團，馬戲演完了，每個小朋友也都各自回家，惟有小柏格曼的心，卻被馬戲團給帶走了，從此一去不回，註定逸出地球軌道，走上另一種人生。究竟幸或不幸很難說，總歸是一種命，非己所願。<text:span text:style-name="T3"> <text:line-break/><text:line-break/></text:span>梵谷曾寫信給他的弟弟說，如果能有所選擇，他絕不會選擇瘋狂。柏格曼遺物中，寫滿憂鬱的神祕字句；他若能有所選擇，想必也不會選擇隨馬戲團一同離去。我要能有所選擇，我也不會想在抽象的思維符號裏起惆悵。房貸都快繳不出來了，語言有沒有個<text:span text:style-name="T3"><text:s/>"</text:span>本質<text:span text:style-name="T3">" </text:span>真的有那麼重要嗎？生活一片火海，每天東奔西走忙到爆，數學的基礎究竟如何，難道能幫忙救火？家人都照顧不了了，邏輯到底需不需要給它設個前提要件來<text:span text:style-name="T3"><text:s/>"</text:span>照顧<text:span text:style-name="T3">" </text:span>它，使之免於崩盤，總不會是我陳家的事吧？莫非真要因此虛耗我半生青春血淚？<text:span text:style-name="T3"> <text:line-break/><text:line-break/></text:span>所謂多情總被無情惱，黏著生命的東西，你很難把它脫下來當成一種話題。說穿了，這或多或少是一種病。病就像個獵人，主動找上他的獵物，而非獵物去尋找獵人。這是我十多年前第一次見到阿忠時問他的話，究竟是劇場找上你？還是你選擇了它？有病沒病，講起話來感覺就是不一樣，看待世界的方式也不一樣。大家一同生活在同一個星球上，卻很可能看到截然不同的世界。<text:span text:style-name="T3"> <text:line-break/><text:line-break/></text:span>講這些，無關國計民生，純屬一己惆悵。現實中，我們所遭遇的問題顯然要簡單許多，意思是說，它其實是十分容易陳述的，比八點檔連續劇還更加容易解說，不過就是一些貪婪無度猥瑣造作的騙子與惡棍，控制了麥克風，掌握了傳聲筒，用各種老掉牙的低能騙術行騙。這理應不需什麼高深的智能便能識破看穿，但事實卻不然。同一套騙術，不過換上幾個關鍵字，卻始終有效。鎂光閃爍之處，竟是所謂真理所在；媒體似乎永遠都能決定人們應該想些什麼，說些什麼，怎麼想，怎麼說，以及決定要讓大家仰慕誰或痛恨誰；小癟三可以美化成大英雄，馬文才硬是能捧成唐伯虎，而所謂恐怖份子，其實乃是因應某種政治需要所製造出來。<text:span text:style-name="T3"> <text:line-break/><text:line-break/></text:span>人的生存，一方面面臨一種極其抽象的艱澀微妙，另一方面卻又面臨各種腦殘到爆的低能與粗糙、暴力與謊言；前者乏人問津，後者眾人關切，但兩者其實一樣無解，主流之勢，難以撼動分毫。所謂黃鐘毀棄，瓦釜雷鳴，世界走向毀滅，似乎只是遲早的事。<text:span text:style-name="T3"> <text:line-break/><text:line-break/></text:span>不管是否真心，老生常談往往賦予所謂思想家一個很崇高的位置；確實是很崇高，但卻晾在一旁，與現實血肉產生不了瓜葛。比方說，羅素的<text:span text:style-name="T3"><text:s/>"</text:span>數學原理<text:span text:style-name="T3">" (Principia Mathematica)</text:span>很經典，維根斯坦的<text:span text:style-name="T3"><text:s/>"</text:span>數學基礎評論<text:span text:style-name="T3">" (The Remarks on the Foundations of Mathematics) </text:span>也許更勝一籌，理性形式之純粹與深刻，莫過於此。可是，擋得住一顆飛彈嗎？就算一顆子彈也擋不了；不帶一絲雜質與偏見的思維，夠美夠純粹的了，但它澄清得了每天鋪天蓋地、與簡單事實全然相反的各種低能謊言與造勢造神及歪曲造謠與挑撥抹黑與醜化嗎？<text:span text:style-name="T3"> <text:line-break/><text:line-break/></text:span>羅素嘴裏罵宗教，其實心裏頭渴望神明渴望得不得了，很矛盾。具有宗教心靈者是不應該看重智能的，但羅素卻感嘆聖經竟然無一字稱讚人類智能。羅素常說，這世界之所以趨向毀壞，乃是因為眾人之弱智；不管主流怎麼欺騙造謠，人們都會信。<text:span text:style-name="T3"> <text:line-break/><text:line-break/></text:span>我有時也很想問問上帝，表面上給了世人所謂自由意志，對於幽微不可見之事物可以選擇信或不信，但是，人們能有多少能力足以行使意志，行使自由？有的恐怕只是一種自由被騙、自由被愚弄、自由被糟蹋的各種<text:span text:style-name="T3"><text:s/>"</text:span>自由<text:span text:style-name="T3">"</text:span>。我們家阿憨，憨雖憨，但牠享受的自由程度，恐怕還遠遠比眾人<text:span text:style-name="T3">(</text:span>至少比台灣人<text:span text:style-name="T3">) </text:span>高出許多。牠雖然也享有自由被遛狗的<text:span text:style-name="T3"><text:s/>"</text:span>自由<text:span text:style-name="T3">"</text:span>，但好歹遛狗的時間是由牠來決定，而非由我決定，哪怕我正忙著其它事，一旦被牠發現，就非馬上遛牠不可，否則就得事後費更大力氣給牠換床單洗地板。<text:span text:style-name="T3"> <text:line-break/><text:line-break/></text:span>我實在很不想自我做賤舉些現實例子，所謂掛一漏萬，當我批評<text:span text:style-name="T3"><text:s/>"</text:span>一<text:span text:style-name="T3">"</text:span>，為的只是說明那<text:span text:style-name="T3"><text:s/>"</text:span>一萬<text:span text:style-name="T3">"</text:span>，但半票讀者卻往往就只看著<text:span text:style-name="T3"><text:s/>"</text:span>一<text:span text:style-name="T3">"</text:span>，以為我很關心<text:span text:style-name="T3"><text:s/>"</text:span>一<text:span text:style-name="T3">"</text:span>，以為我和<text:span text:style-name="T3"><text:s/>"</text:span>一<text:span text:style-name="T3">" </text:span>有仇，以為我在論述<text:span text:style-name="T3"><text:s/>"</text:span>一<text:span text:style-name="T3">"</text:span>，彷彿我很低能似的，水平一下全拉低了。套一句大陸罵人的話，要是讓旁人誤以為我是在跟某一頭豬吵架，那會讓我覺得自己很蠢。<text:span text:style-name="T3"> <text:line-break/><text:line-break/></text:span>再說，類似的<text:span text:style-name="T3"><text:s/>"</text:span>一，<text:span text:style-name="T3">"</text:span>何止千千萬萬。重點不是<text:span text:style-name="T3"><text:s/>"</text:span>一<text:span text:style-name="T3">"</text:span>，重點是人的智能，為何會普遍低能弱智到這樣一種令人不可思議的程度？！媒體怎麼灌食，他就怎麼吃；一概都吃，而且吃得好開心，垃圾吃，大便也吃，來者不拒，照單全收。而且，吃垃圾，就拉出垃圾，吃什麼就拉出什麼，吃下什麼句子，就吐出什麼句子，好像連造句都不會。人家教他反黑箱，他就不知道自己在反什麼箱地聞雞起舞，反個不停。<text:span text:style-name="T3"> <text:line-break/><text:line-break/></text:span>台灣各行各業，詐騙橫行，但其實你很難怪騙子，畢竟當人們普遍弱智低能到簡直無腦的地步時，騙子不騙他，那還有天理嗎？<text:span text:style-name="T3"> <text:line-break/><text:line-break/></text:span>我並無意對醫學上所謂智能不足的人有所不敬，我講的<text:span text:style-name="T3"><text:s/>"</text:span>智能<text:span text:style-name="T3">"</text:span>，與那樣一種身體上的能力缺失無關，而是指的一種愚蠢。這類蠢材，說不定個個都很會考試，學歷都很高，或是當醫生當律師當教授之類。在台灣，蠢材尤其喜歡炫耀自己的考試成績（不妨想想柯大帥以及市面上一堆<text:span text:style-name="T3"><text:s/>"</text:span>名醫<text:span text:style-name="T3">"</text:span>），但我相信機器人更是可以所有科目拿滿分，難道我們會因此覺得機器人聰慧敏銳有才華？就如莫里哀所說，<text:span text:style-name="T3">"</text:span>一個讀過書的蠢材，比一個無知的蠢材還要蠢<text:span text:style-name="T3">"</text:span>。羅素也曾說過類似的話，他說，<text:span text:style-name="T3">"</text:span>我們生下來只是無知，經過一番教育後，卻變得愚蠢<text:span text:style-name="T3">"</text:span>。愛因斯坦講得更難聽了，他說：<text:span text:style-name="T3"> <text:line-break/><text:line-break/>"</text:span>我覺得，世上真正可貴的是那些具有創造性、有感情的個人，那是一種個性，一種人格，只有個人才足以創造出高尚與卓越的東西，而群眾本身在思想上和情感上是非常駑鈍的。這些烏合之眾，真是讓我非常鄙夷不屑，他們之所以長了一個大腦，純粹是出於一種誤會。事實上，光是脊髓應該就足夠滿足這樣一些人的所有需求了<text:span text:style-name="T3">"</text:span>。<text:span text:style-name="T3"> <text:line-break/><text:line-break/></text:span>我倒是覺得連脊髓應該也用不上吧，他們要脊髓幹啥呢？只需要給他們一張嘴，完成口交社運之群眾任務應該就夠用了。<text:span text:style-name="T3"> <text:line-break/><text:line-break/></text:span>當然，我能想像我講這些話將會招來什麼樣的報應和後果。古希臘三大悲劇作家之一<text:span text:style-name="T3"><text:s/>Euripides</text:span>，這方面應該也很有經驗，因此他說：<text:span text:style-name="T3">"</text:span>千萬別試著去和蠢材講道理，因為他們會反過來嘲笑你蠢<text:span text:style-name="T3">"</text:span>。他們會說，阿不然你又是多聰明？笑死人！然後說不定就會開始對你進行社運，我是說口交型社運。之所以會有如此的報應是因為，蠢材們往往會因此沸騰，整個戰鬥意志都上來了，認為你是要跟他們或他們的主子打仗，以為你是要和他們比賽什麼。但我當然不是懷著敵意或惡意而來，而是懷著很深的一種痛苦、憂慮和無奈；我更不是要來跟誰比大小，誰會想跟一群蝦子或一顆田螺比誰的腦子大呢？<text:span text:style-name="T3"> <text:line-break/><text:line-break/></text:span>我常把孔子的一段話掛在嘴巴上，一天總要念上五、六回，藉以堅定自己日後移民祖國或哪裏都行的決心。子曰：「里仁為美，擇不處仁，焉得知！」意思是說，住在一個良善、文明的地方很重要；倘若你卻跟一群可怕人渣一同住在一個瘋狂反智反文明人渣當道的小島上或城市裏，怎能稱得上智慧呢？我更是特別憂愁下一代，難道也要被<text:span text:style-name="T3"><text:s/>"</text:span>教育<text:span text:style-name="T3">" </text:span>成低能敗德瘋狂反智毫無一絲現代文明素養的<text:span text:style-name="T3"><text:s/>"</text:span>正港的台灣人<text:span text:style-name="T3">"</text:span>？當然，祖國同胞也沒有很理想，但它至少山高海闊地方大，也許有得躲。<text:span text:style-name="T3"> <text:line-break/><text:line-break/></text:span>就跟租房買房挑室友與鄰居一樣，宇宙星球那麼多，我要是能有選擇，絕不會選擇跟地球人一同住在同一個星球上，特別是不會想住在這樣一個豺狼當道、馬文才當家、全然沒有智能沒有文化與文明可言的鬼島上。在這島上，一切言語概念都已重新定義，比方說，所謂社運，就是詐騙集團的一種行銷業務；所謂學運，就是一群綠油油黨棍的嘉年華活動，而所謂社運人士，幾乎就是人渣的同義詞；所謂理想家，就是貪婪噁心份子；所謂改革人士，就是綠油油的黨棍打手之類；所謂才華，無非就是弱智草包的意思，所謂這個，其實就是那個。<text:span text:style-name="T3"> <text:line-break/><text:line-break/></text:span>羅素真的很有遠見，他在一百年前就說了，這世界之所以趨向毀壞，之所以帶來莫大的痛苦與災難，乃是因為眾人之弱智與愚蠢。你有沒有發現，千百年來，我們幾乎反覆寫著同樣的句子，但卻無能為力，無計可施。你企圖跟蠢材講道理，他反而會笑你蠢，甚至視你為寇讎。<text:span text:style-name="T3"> <text:line-break/><text:line-break/></text:span>原子論的創始者，古希臘的一位重要哲學家，叫做<text:span text:style-name="T3"><text:s/>Democritus</text:span>，曾如此說道：<text:span text:style-name="T3">"</text:span>能夠使蠢材學會一點東西，並非依靠言詞教導，而是厄運<text:span text:style-name="T3">"</text:span>。我比他也許要樂觀一些，除了厄運，言詞或許還是有用，只是它就像麥兜的千年鐘那樣緩慢就是，秒針得花一年才跑一格，三千六百年才能繞一圈，計上一小時。就像傳教士那樣，傳教傳了兩千年，上帝國也根本沒個影子，因為千年鐘才剛轉半圈，當然不會有效果。但是，一個人不夠，也許三個五個或八個十個，說不定千年鐘的速度會跑得快一些。但能得救的，絕不是這一代，也不會是下一代，而是下下下下好幾代。換句話說，你是給你的孫子的孫子一個或許比較好的世界，給未來找回一點希望。<text:span text:style-name="T3"> <text:line-break/><text:line-break/></text:span>我很喜歡但丁神曲中，渡過冥河，來到地獄入口處牆上寫的那句話：<text:span text:style-name="T3">"</text:span>來者啊，快把一切希望揚棄！<text:span text:style-name="T3">" </text:span>套一句阿莫多瓦的電影<text:span text:style-name="T3"><text:s/>"</text:span>高跟鞋<text:span text:style-name="T3">" </text:span>的台詞，<text:span text:style-name="T3">"</text:span>屈服吧，在人生的道路上<text:span text:style-name="T3">"</text:span>，我早已揚棄一切個人希望。但在步入地獄之際，我依然希望，在我身後那個尚未來到的世界與新生命，依舊滿懷希望。<text:span text:style-name="T3"> <text:line-break/><text:line-break/></text:span>陳真<text:span text:style-name="T3"><text:s/>2016. 07.31. <text:line-break/><text:line-break/>======================= <text:line-break/></text:span>小學生報名審課綱李家同痛批：國際笑話<text:span text:style-name="T3"> <text:line-break/><text:line-break/></text:span>人間福報<text:span text:style-name="T3"><text:s/>2016/7/20 <text:line-break/><text:line-break/></text:span>【本報台北訊】教育部開放國中小學生參選課審會委員，清大榮譽講座教授李家同批「教育部瘋了」，是國際笑話；當過課審會委員的實踐大學講座陳超明也批「荒謬」，感嘆這齣鬧劇要鬧到何時，「潘朵拉的盒子一打開，將來恐無法收拾」，民進黨政府將自食惡果。<text:span text:style-name="T3"> <text:line-break/><text:line-break/></text:span>教育部昨天讓一百多個學生自己開會遴選課審會學生代表委員，有兩個小學生、四個國中報名參選，最後小學生缺席、國中生只來兩個，其他都是高中以上學生。<text:span text:style-name="T3"> <text:line-break/><text:line-break/></text:span>李家同說，他活到七十七歲，至今還沒當過課審會委員，雖然他的專長是電機資訊，但因沒教過高職，他自認還不夠專業，不敢審高職相關課綱。「連我都不敢審課綱了，更何況連車床都沒看過、一元一次方程式都沒學過的小學生。」他說，這傳出去會是國際上大笑話。<text:span text:style-name="T3"> <text:line-break/><text:line-break/></text:span>陳超明則批教育部「搞民粹、和稀泥」，從上到下，都未堅持教育理念，任由政治綁架教育，讓課審會委員淪為「市場叫價」。教育部讓學生自己遴選課審委員，但完全沒訂出任何標準，就任由學生自己搞，昨天吵了一整天，最後也沒選出學生委員。<text:span text:style-name="T3"> <text:line-break/><text:line-break/>====================================== <text:line-break/><text:line-break/></text:span>學生審課綱<text:span text:style-name="T3"><text:s/></text:span>教授：過程如開班會<text:span text:style-name="T3"> <text:line-break/><text:line-break/>2016</text:span>年<text:span text:style-name="T3">07</text:span>月<text:span text:style-name="T3">28</text:span>日<text:span text:style-name="T3"> <text:line-break/><text:line-break/></text:span>記者李侑珊／高雄報導<text:span text:style-name="T3"> <text:line-break/><text:line-break/></text:span>旺報<text:span text:style-name="T3"> <text:line-break/><text:line-break/></text:span>民進黨政府上任後，首開先例將學生納入課綱審議代表，曾任課審會委員的實踐大學講座教授陳超明<text:span text:style-name="T3">27</text:span>日指出，國教議題已「民粹化」，學生審課綱只會追求「反黑箱」，不懂內容，過程宛如「開班會」；而<text:span text:style-name="T3">107</text:span>課綱的史觀過度強調台灣主體性，否認中國史地，忽視歷史教學應採多元化，視野被侷限，孩子無法認識世界。<text:span text:style-name="T3"> <text:line-break/><text:line-break/></text:span>「<text:span text:style-name="T3">105</text:span>年度第<text:span text:style-name="T3">2</text:span>次全國教育局處長會議」<text:span text:style-name="T3">27</text:span>日在高雄舉行第<text:span text:style-name="T3">2</text:span>天議程；陳超明指出，課綱是專業知識，並非公共議題，不適合讓公眾或學生參與審議；但如今教育議題「意識形態化」，被政治綁架，不只影響台灣教育發展，孩子詮釋歷史的方式也恐將越來越侷限，反應出執政者只顧著維護私利，沒有為學生著想。<text:span text:style-name="T3"> <text:line-break/><text:line-break/></text:span>針對學生擔任課綱審議代表，還有小學生報名。陳超明指出，課綱非常專業，學生不了解背後複雜的結構因素，也沒有經過相關訓練，歷經兩次會議，學生代表依舊難產，還把責任丟回給教育部，讓教育部來遴選學生代表，整個場面就像是在「選班代」；現場有人詢問學生開會目的，僅稱「反黑箱」，卻不明白「反的是什麼」。<text:span text:style-name="T3"> <text:line-break/><text:line-break/></text:span>由於<text:span text:style-name="T3">12</text:span>年國教上路以來爭議不斷，馬政府執政時期，曾因微調國文、歷史、地理與公民<text:span text:style-name="T3">4</text:span>科課綱，將日本「統治」時期改為日本「殖民統治」，以及強調「婦女『被迫』做慰安婦」等，引起軒然大波，民進黨政府上台後，隨即廢止調整；陳超明認為，加強台灣主體性無可厚非，「但百分之百認同台灣文化，或過度否認中國史地，都是不必要的」。<text:span text:style-name="T3"> <text:line-break/><text:line-break/>========================= <text:line-break/></text:span>余光中：講學問的事<text:span text:style-name="T3"><text:s/></text:span>不適合一人一票<text:span text:style-name="T3"> <text:line-break/><text:line-break/><text:line-break/>2016-05-18 <text:line-break/><text:line-break/></text:span>聯合報<text:span text:style-name="T3"><text:s/></text:span>記者徐如宜、蔡昕穎／連線報導<text:span text:style-name="T3"> <text:line-break/><text:line-break/></text:span>未來課審會將納入學生代表，詩人余光中表示，學生代表參與當然是正面的，但課綱是講究學問的事，學生的知識基礎還不夠，「如果不知好壞，怎麼投呢？」<text:span text:style-name="T3"> <text:line-break/><text:line-break/></text:span>清大孫運璿榮譽講座教授李家同直言：「堅決反對！」認為政治不該干涉教育，<text:span text:style-name="T3"><text:s/></text:span>制訂課綱還加上學生代表，「這就更滑稽了！」<text:span text:style-name="T3"> <text:line-break/><text:line-break/></text:span>余光中說，每個領域的課綱，應由精研領域的學者專家主導；學生意見當然可以表達，但在審議課綱上，他擔心學生知識還不夠深厚。他認為：「政治上一人一票是基於每個人的權利；但課綱是講學問的事，就不適合一人一票。」<text:span text:style-name="T3"> <text:line-break/><text:line-break/></text:span>李家同指出，教育應該留給專家、老師來決定，他不贊成政治干涉教育，「之前教改就是個例子」；課審會提高到行政院，「單要產生學生代表，這就很有趣了。」他說，光是代表人員的篩選就有困難，究竟什麼樣的人，才能代表全國？又是哪一類課綱需要審查？<text:span text:style-name="T3"> <text:line-break/><text:line-break/>===================== <text:line-break/>Kairos</text:span>風向新聞<text:span text:style-name="T3"> <text:line-break/><text:line-break/></text:span>課審會學生代表選出<text:span text:style-name="T3">22</text:span>人　驚爆有人買票落選<text:span text:style-name="T3"> <text:line-break/></text:span>馮紹恩<text:span text:style-name="T3"><text:s/>2016-07-29 <text:line-break/><text:line-break/></text:span>課審會<text:span text:style-name="T3">28</text:span>日在彰化女中舉辦學生代表候選人投票，並選出<text:span text:style-name="T3">22</text:span>名學生代表。候選人有<text:span text:style-name="T3">36</text:span>位，其中年紀最小的候選人是即將升上國二的盧維理，雖落選但仍表現良好。會後也傳出有學生企圖以一張選票<text:span text:style-name="T3">1</text:span>千元買票，但在場同學並未買單，用選票讓他落選。<text:span text:style-name="T3"> <text:line-break/><text:line-break/></text:span>反課綱學生<text:span text:style-name="T3">5</text:span>人入選<text:span text:style-name="T3"> <text:line-break/><text:line-break/></text:span>課審會昨天召開第<text:span text:style-name="T3">3</text:span>次「課程審議會學生代表遴選會議」，<text:span text:style-name="T3">71</text:span>人有投票權，實際領表投票<text:span text:style-name="T3">68</text:span>人，下午選出課審會大會代表<text:span text:style-name="T3">4</text:span>人、分組審議會代表<text:span text:style-name="T3">18</text:span>人。<text:span text:style-name="T3"> <text:line-break/><text:line-break/></text:span>去年參與反課綱微調的學生有<text:span text:style-name="T3">5</text:span>人入選。其中，參與選舉的學生候選人年紀最小的是即將升國二的盧維理，他在說明參選理念時說，改變要從教育做起，課綱應該改簡單點。課審會此次選出的學生代表，從高一到博士生，也有不少其他學生代表，原住民、新住民、在家自學生代表入選，還有特別選了身心障礙生代表盧勁軒和王博勳<text:span text:style-name="T3">2</text:span>位。<text:span text:style-name="T3"> <text:line-break/><text:line-break/></text:span>傳出有學生現場買票卻落選<text:span text:style-name="T3"> <text:line-break/><text:line-break/></text:span>會後也傳出有學生在現場，企圖以一張票<text:span text:style-name="T3">1</text:span>千元代價向同學買票，教育部科長蔡孟愷<text:span text:style-name="T3">29</text:span>日表示，當天的確有學生質疑某候選人有買票的行為。該學生因和另一名女性候選人同票數，委員會討論後本來以抽籤決定誰當選，結果抽中涉嫌買票的學生代表後，遭現場學生質疑該同學有買票行為，就展開重新投票，結果是女性候選人當選。<text:span text:style-name="T3"> <text:line-break/><text:line-break/><text:line-break/></text:span>課審會審議大會學生代表<text:span text:style-name="T3"> <text:line-break/><text:line-break/></text:span>吳律德、廖浩翔、劉千萍、蕭竹均<text:span text:style-name="T3"> <text:line-break/><text:line-break/></text:span>分組審議會學生代表<text:span text:style-name="T3"> <text:line-break/><text:line-break/></text:span>國小組：周守言、艾君羽、陳子璇<text:span text:style-name="T3"> <text:line-break/><text:line-break/></text:span>國中組：張明旭、彭宬、林依瑾<text:span text:style-name="T3"> <text:line-break/><text:line-break/></text:span>普高組：盧舒言、林致宇、許晏紳<text:span text:style-name="T3"> <text:line-break/><text:line-break/></text:span>技高組：曾育德、林侑欣、葉念祖<text:span text:style-name="T3"> <text:line-break/><text:line-break/></text:span>特教組：王博勳、盧勁軒<text:span text:style-name="T3"> <text:line-break/><text:line-break/></text:span>藝術組：宋運川、林芳如<text:span text:style-name="T3"> <text:line-break/><text:line-break/></text:span>體育組：蘇立志、沈聲瀚</text:p>
      <text:p text:style-name="P1"><text:span text:style-name="T1">陳真</text:span><text:s/>  |  2016.07.29 00:58   |   <text:a xlink:type="simple" xlink:href="http://palinfo.habago.org/Entry?Command=Information_PrintForum&amp;iPage=239#FORUM34812"><text:span text:style-name="T2">#</text:span></text:a></text:p>
      <text:p text:style-name="P3">謝謝俊和，我知道這片，但不曾用電腦看電影，哪天會找片子來看。</text:p>
      <text:p text:style-name="P1"><text:span text:style-name="T1">陳真</text:span><text:s/>  |  2016.07.29 00:56   |   <text:a xlink:type="simple" xlink:href="http://palinfo.habago.org/Entry?Command=Information_PrintForum&amp;iPage=239#FORUM34811"><text:span text:style-name="T2">#</text:span></text:a></text:p>
      <text:p text:style-name="P2"><text:span text:style-name="T3">(</text:span>續和信<text:span text:style-name="T3">) <text:line-break/><text:line-break/></text:span>英國人重視穿著的適當性，就連在學校宿舍裏頭的公共區域，穿拖鞋都是一種對於他人的不敬與冒犯。劍橋更是王公貴族和各國高幹子女求學的大本營。在這樣一種充滿社會意義的衣著文化下，維根斯坦卻講究實用，厭惡虛華；也許因為當過園丁，下雨天甚至穿上雨鞋出門，哪像羅素永遠西裝畢挺。維根斯坦的特立獨行，雖然招來當時一些學界名流的鄙夷，卻也引來一些追隨者，紛紛模仿其不修邊幅的隨意穿著。維根斯坦知道自己引來這樣一種模彷，他說，旁人雖然跟他一樣的穿著，但他一眼就能看出誰真誰假；誰是真的喜歡這樣穿，而誰只是出於一種企圖與眾不同、企圖高人一等的虛榮。<text:span text:style-name="T3"> <text:line-break/><text:line-break/></text:span>透過某種行為主義是無法理解生命的，因為講大家都會講，而做呢，同樣也一點都不困難。君不見，很多人渣更是個個滿口理想或從事什麼改革運動。同樣一句話，同樣一種表面行為，甲說了做了，乙也說了做了，意義卻很可能大不同。在一片言語輕薄中，確實有些人跑到了現實之外，成為故事，成為傳說。哪怕是表面上一模一樣的言行，假若你夠敏銳，同樣一眼就能知其真假。<text:span text:style-name="T3"> <text:line-break/><text:line-break/></text:span>有一回，聽黃達夫院長提到說，他希望和信是一家<text:span text:style-name="T3"><text:s/>"</text:span>有靈魂<text:span text:style-name="T3">" </text:span>的醫院。靈魂難以捉摸，肉眼不可見，但有或沒有，意義卻大不同。總有一天，黃院長連同其所有工作者，終將離開人世，也許在那之後，和信醫院便也將隨之沒落。但我相信，它所曾經見證的某個肉眼不可見的東西，依舊長存。<text:span text:style-name="T3"> <text:line-break/><text:line-break/></text:span>生命如此短暫，卻又何其漫長。痛苦之中，時光特別漫長，然而，每一份快樂卻又似乎消逝得特別快，每當你感受到它的存在，意味著它也即將流逝，絆不住，停不了。到頭來，不管苦的，樂的，生命宛若一聲嘆息，轉眼成空，如飛而去。但在變化無常的世道中，確實有些東西是不變的，永恆的，永不止息的。<text:span text:style-name="T3"> <text:line-break/><text:line-break/></text:span>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text:span text:style-name="T3"> <text:line-break/><text:line-break/></text:span>這聽起來若非童話，便是夢語。童話夢語，說穿了，無非就是美麗的謊言。若<text:span text:style-name="T3"><text:s/>"</text:span>謊言<text:span text:style-name="T3">" </text:span>一詞太難聽，姑且就說那只是一場夢。我過去曾經用一堆童話騙小孩，騙那些在困苦中掙扎成長幾乎看不到明天的小孩。騙久了，連自己也逐漸上當，生命越發像個夢。各位聽了這些騙小孩的童話，能信最好，不信也沒法強求，但不妨在心裡頭某個屬於奇譚怪說的故事角落裡，給它安上一個特殊位置，也許有一天你會想起這樣一些童言夢語。<text:span text:style-name="T3"><text:line-break/><text:line-break/></text:span>童話如夢似幻，但它依然是有重量的。假若沒有現實血肉的諸多惆悵，誰還需要童話？換個方式說也一樣，如果不是黑夜，我們根本看不見那滿天的繁星。星子微小，也許照不亮整個天空，但它穿越億萬時空而來的些許光芒，卻給地面上仰望穹蒼的行路人一種指引和希望。於是我們無懼於黑夜；當黑暗降臨大地，絕望的盡頭總彷彿還有著星星點點的希望。<text:span text:style-name="T3"> <text:line-break/><text:line-break/>2003</text:span>年的冬天，我休學回台，照顧剛剛病倒的父親，每天<text:span text:style-name="T3">24</text:span>小時的看護，長達一個多月沒有離開病床一步，從此展開十年漫長的艱辛歲月。在這過程中，有一些人，我甚至根本都還來不及知道他們是誰，姓什麼，叫什麼，但他們卻像天使般，在我心裡頭打下一個很深的印子。有些行為表面上似乎很表淺，很尋常，根本沒什麼，也許只是比方說一個護士的每日例行工作，但我能察覺到這個人和那個人之間的不同，察覺到尋常人事物裏頭的不凡。<text:span text:style-name="T3"> <text:line-break/><text:line-break/></text:span>我非作家，拙劣文詞是很難表達深刻情感的，但姑且也只能說說表面。比方說有一天，我協助我爸爸上廁所。他中風腦部受創，意識混亂，失去大部份日常功能，我常常得蹲在馬桶邊，一邊哄他坐穩別亂動，一邊用手幫他挖大便，往往一挖就是半個小時。那一天，有個護士進來病房<text:span text:style-name="T3"><text:s/>(</text:span>她們都不知道我是醫生<text:span text:style-name="T3">)</text:span>，剛好看見了，堅持要我去吃飯，說她可以幫忙挖。我推辭不了好意，於是就由她接手。十幾分鐘後我買了便當回到病房，看她滿頭大汗，剛好挖完。我都還來不及跟她說謝，她便一溜煙地跑掉了，彷彿她只是做了一件根本無須掛齒的舉手之勞。確實沒錯，這只是護士常做的工作，沒什麼，但我想說的那個感覺卻說不上來。同樣一個行為，甲做了，乙也做了，但有個肉眼看不見、難以言說的微妙之物，卻使得兩者意義大不同。<text:span text:style-name="T3"> <text:line-break/><text:line-break/></text:span>走過地獄的人，對於生命的氣息特別敏感，猶如在黑暗中僅僅一點光芒往往就能帶來無窮的希望；一句話語，一個眼神，都有可能讓人永誌難忘。一個哪怕是你對他一無所知的人，或許只是微不足道的一點作為，確實有可能是遙遠時空外另一個陌生人的希望。即便是對於一個所謂已無知覺的死者也一樣。各位還記得<text:span text:style-name="T3"><text:s/>"</text:span>無人出席的告別式<text:span text:style-name="T3">" (STILL LIFE) </text:span>這部片嗎？我的電腦桌面經常留著片中那個<text:span text:style-name="T3"><text:s/>"</text:span>異常固執<text:span text:style-name="T3">" </text:span>的男主角駐足海邊的孤獨身影。他總是堅持一絲不茍地要給那些無人聞問的死者一個美好的葬禮，搞到後來連自己的工作也沒了。死者能感受到這份心意嗎？當然不可能，科學是這麼教導我們的。但是真的不可能嗎？即便不可能又何妨？<text:span text:style-name="T3"> <text:line-break/><text:line-break/></text:span>我並非想說靈魂是一種稀有之物，相反地，每個生靈理當都有個靈魂，只是我們經常糟蹋它、出賣它，或根本遺忘了它的存在。加拿大有個後現代主義<text:span text:style-name="T3"><text:s/>(</text:span>？<text:span text:style-name="T3">) </text:span>作家叫<text:span text:style-name="T3"><text:s/>Douglas Coupland</text:span>，在他的一本小說裏如此說道：<text:span text:style-name="T3">"</text:span>我根本不配擁有一個靈魂，但我終究還是有一個。我之所以知道是因為它會痛。<text:span text:style-name="T3">"</text:span></text:p>
      <text:p text:style-name="P1"><text:span text:style-name="T1">陳俊和</text:span><text:s/>  |  2016.07.28 22:05   |   <text:a xlink:type="simple" xlink:href="http://palinfo.habago.org/Entry?Command=Information_PrintForum&amp;iPage=239#FORUM34810"><text:span text:style-name="T2">#</text:span></text:a></text:p>
      <text:p text:style-name="P4"><text:span text:style-name="T1">分享給陳真醫師</text:span> <text:line-break/><text:line-break/>http://www.17365r.com/vod/14/913play.html?913-0-1</text:p>
      <text:p text:style-name="P1"><text:span text:style-name="T1">陳真</text:span><text:s/>  |  2016.07.27 22:47   |   <text:a xlink:type="simple" xlink:href="http://palinfo.habago.org/Entry?Command=Information_PrintForum&amp;iPage=239#FORUM34809"><text:span text:style-name="T2">#</text:span></text:a></text:p>
      <text:p text:style-name="P2">在台灣，做為一個醫生，特別是做為一個擁有豐富急診經驗的醫師，恐怕很難不遇到一些很不講理、似乎以消費者自居的病患及家屬，往往頤指氣使，強人所難<text:span text:style-name="T3"><text:s/>(</text:span>例如明明沒有空床可住院，硬要我無中生有安排床位<text:span text:style-name="T3">)</text:span>。有些時候，甚至動粗或羞辱謾罵。特別是深夜值班時，身心交瘁之餘，遇到這類病患或家屬，常感疲憊與挫折。台灣醫療工作環境之艱難，完全不是西方社會所能想像。每次跟西方人講起台灣種種醫療怪象，他們總以為我是在開玩笑或誇大其辭。<text:span text:style-name="T3"> <text:line-break/><text:line-break/></text:span>二十年前，在劍橋附設教學醫院擔任訪問學者時，有個英國本地的該院醫師同事投書報社，抱怨病患太多，讓他根本應接不暇，既影響醫療品質，也影響了他的生活品質。他在文章結尾嘲諷說，<text:span text:style-name="T3">"</text:span>病患這麼多，難道我是在戰亂地區工作？<text:span text:style-name="T3">" </text:span>這醫師抱怨病患太多，究竟有多少呢？文章裏頭說，他光是一星期就看了幾十個病人。我看了覺得很好笑，於是就跟其他幾個來自歐洲各國的醫師說，幾十個病人我不用一星期，差不多一兩小時就能看完。他們聽了，哈哈一笑，似乎以為我是在亂開玩笑，但我說的是事實。<text:span text:style-name="T3"> <text:line-break/><text:line-break/></text:span>台灣就醫太方便了，方便到就好像隨時都可以到超商買個茶葉蛋吃那樣簡單。另一方面，因為醫療給付太少，同時也因為醫界習慣把利潤擺第一，許多醫院或診所為了衝業績拼生存，於是也就不惜以最快的速度盡可能處理最大量的病患，甚至開出大量不必要的藥方。<text:span text:style-name="T3"> <text:line-break/><text:line-break/></text:span>在我仍是醫學生的八零年代，在台灣當醫生頗有威嚴，儼然法官，說一不二，病患往往乖得跟什麼似的。曾幾何時，醫療變成一種消費，病人變客人，以顧客自居，動輒把醫護人員當服務員使喚，或是濫用醫療資源。以前在台北馬偕醫院急診工作時，附近聲色場所多，夜生活多，經常有一些半夜不睡覺的人竟然也來掛急診，有些甚至是看完午夜場電影，<text:span text:style-name="T3"><text:s/>"</text:span>路過<text:span text:style-name="T3">" </text:span>吃宵夜<text:span text:style-name="T3"><text:s/>"</text:span>順便<text:span text:style-name="T3">" </text:span>來急診拿個安眠藥，害我經常得從睡夢中驚醒，趕緊衝來急診。你勸他隔天去看門診，畢竟這裏是急診，不是麥當勞的快速取餐通道，而且最好也不要直接就只是想拿安眠藥了事，因為說不定你的睡眠問題背後並非只是單純失眠；況且再加上藥癮疑慮，安眠藥豈是可以亂開？<text:span text:style-name="T3"> <text:line-break/><text:line-break/></text:span>有些病人會因此不耐煩，以為你是在刁難他。其實我若不是因為在乎他的健康，隨便開個安眠藥給他，我自己也可以馬上再回去值班室睡覺，何樂不為？何必花那麼多唇舌說服他改掛當天早上的門診？<text:span text:style-name="T3"> <text:line-break/><text:line-break/></text:span>種種問題，都是台灣醫療現實，而且似乎都是台灣特有的怪象。但我還是得說，與其說醫病關係的破壞是出在病患或家屬本身，倒不如說是一種制度結構性的問題所致。撇開制度不談，雙方其實都有責任，而且問題恐怕主要還是在醫護人員這一方，而不是病人或家屬。畢竟一個人生了病，對醫護人員基本上應該都還是畢恭畢敬的，誰會想去得罪一個正在幫自己解決病痛的醫生或護士？<text:span text:style-name="T3"> <text:line-break/><text:line-break/></text:span>我當醫生的經驗很豐富，但是當病人的經驗也不少。當我就醫，當對方不知道我也是醫生時，我發現，態度良好、工作盡責的醫生和護士其實很少見，偶而遇到一個，往往讓我驚為天人。在英國卻不然，絕大部份醫生護士極為親切而友善，問診非常仔細且有耐心。有一次，我在英國得了肺炎住院，我的主治醫生和護士始終都不知道我就是醫生，而且還是同一所大學，短短兩天的住院中，他們對我的照顧，讓我居然產生一種<text:span text:style-name="T3"><text:s/>"</text:span>就算被他們醫死也無怨言<text:span text:style-name="T3">" </text:span>的感激心情。那是我在台灣從未有過的就醫經驗。事實上，他們並不是對我特別好，而是對每一個病患都很好，所謂視病猶親，大概就是這樣吧。<text:span text:style-name="T3"> <text:line-break/><text:line-break/></text:span>我不至於幼稚到因此得出一個結論說，<text:span text:style-name="T3">"</text:span>西方人比我們道德高尚<text:span text:style-name="T3">"</text:span>，也許只能說，他們處在一種或許比較良善的醫療工作環境與社會文明中，使得醫護人員很自然地就會善待病患如同他們的家人一般。<text:span text:style-name="T3"> <text:line-break/><text:line-break/></text:span>至於底下這位陳志金醫師所寫的所謂<text:span text:style-name="T3"><text:s/>"6</text:span>種直接退掛號的病患<text:span text:style-name="T3">"</text:span>，當成玩笑看看便罷，豈能當真？<text:span text:style-name="T3"> <text:line-break/><text:line-break/></text:span>比方說第一種狀況。陳志金醫師說，不耐排隊等候的，就叫他退掛號。<text:span text:style-name="T3"> <text:line-break/><text:line-break/></text:span>可是，病患在急診等待醫生當然會心急，這難道不是人之常情？這豈能跟排隊購買演唱會門票相提並論？病患或家屬心急時應該得到的是來自醫護人員切實且友善的安撫及體諒，求其諒解，而不是怪罪，更不是經常因此責罵病患或家屬急什麼急！病人正因為病況較緊急，所以才來急診不是嗎？除了托爾斯泰即便臨終時都還叫照顧他的醫護人員先去照顧別人之外，一般來講，哪個病人或家屬來到急診室是不急的？<text:span text:style-name="T3"> <text:line-break/><text:line-break/></text:span>再說，就算真的來了一個奧客好了。難道醫護人員可以因為對方是個自私奧客而影響醫療處置與判斷？醫生治療的是<text:span text:style-name="T3"><text:s/>"</text:span>人<text:span text:style-name="T3">"</text:span>，而不是治療<text:span text:style-name="T3"><text:s/>"</text:span>好人<text:span text:style-name="T3">"</text:span>，即便來了一個人渣惡棍，醫生護士該做的每一件事都還是得盡心盡力做好。醫病關係中，不應該因為任何與醫療無關的因素而有差別待遇。<text:span text:style-name="T3"> <text:line-break/><text:line-break/></text:span>第二種狀況，陳醫師說：<text:span text:style-name="T3">"</text:span>「這醫護人員的態度很差，怎麼沒有笑臉？」這表示你的不適或疼痛，還不足以引起你的注意，以致於你還有閒情注意別人的態度。建議你退號，搬張椅子，繼續看看為何醫護人員會有這樣的態度。<text:span text:style-name="T3">" <text:line-break/><text:line-break/></text:span>這話當然也說不通。醫護人員當然不需要隨時笑臉迎人，但是態度卻是任何行業的一個最基本要求。一個醫護人員被人抱怨說態度差，一定不會是因為他沒有笑容，而是因為他態度上出了問題，比方說不耐煩，比方說懶得問診，懶得說明病情，愛理不理或出言不遜等等等。病人再怎麼不講理，也不至於僅僅因為醫護人員沒有笑臉迎人而提出指責。就算真的有這種極其罕見的奧客<text:span text:style-name="T3"><text:s/>(</text:span>我從沒聽過，也沒遇過<text:span text:style-name="T3">)</text:span>，你還是得好好醫治他、照顧他，而不是看誰不爽就叫他去退掛號。應不應該退掛號，難道不是根據病情本身來判斷？怎麼會是因為病人有所抱怨就叫他去退掛號？<text:span text:style-name="T3"> <text:line-break/><text:line-break/></text:span>第三種狀況，陳志金醫師說：<text:span text:style-name="T3">"</text:span>如果等了兩個小時，你還沒昏過去、血壓沒掉、沒喘、也沒冒冷汗，真心覺得你可以回去看八點檔或洗洗睡<text:span text:style-name="T3">"</text:span>。<text:span text:style-name="T3"> <text:line-break/><text:line-break/></text:span>這話當然更是無謂玩笑。急診等兩小時都還沒休克，還沒昏迷，就應該請他回去看電視？天底下有這種醫療判斷與處置？病況是否緊急，怎麼會是這樣來判斷？<text:span text:style-name="T3"> <text:line-break/><text:line-break/></text:span>第四種狀況，陳醫師說，「我要趕時間坐飛機，能否快一點？」這種病人也該叫他退掛號。<text:span text:style-name="T3"> <text:line-break/><text:line-break/></text:span>可是，病人如果要趕飛機，如果你剛好沒有其他更緊急的病人需要處理，難道就不能在合理醫療的前提下，盡可能配合病人的特殊狀況或需求？難道不能讓他一方面可以得到適當的醫療處置，一方面看能不能也讓他能順利搭上飛機？這兩者之間有什麼必然的矛盾或衝突嗎？<text:span text:style-name="T3"> <text:line-break/><text:line-break/></text:span>第五種狀況是我最感冒的。陳志金醫師說：<text:span text:style-name="T3">"</text:span>「這急診醫生也不知道在忙什麼？還不看我，到底有沒有醫德？」如果你要看醫德而不是急診，建議可以在關渡下車。<text:span text:style-name="T3">" <text:line-break/><text:line-break/></text:span>首先，我不明白，醫生又不是小孩子，也不是剛出社會，如果病人覺得等太久而不爽，罵上兩句<text:span text:style-name="T3"><text:s/>"</text:span>沒醫德<text:span text:style-name="T3">"</text:span>，難道醫生聽了就因此而心碎、崩潰？非得因此叫病人去退掛號不可？<text:span text:style-name="T3"> <text:line-break/><text:line-break/></text:span>我更感冒的是最後一句：<text:span text:style-name="T3">"</text:span>如果你要看醫德而不是急診，建議可以在關渡下車<text:span text:style-name="T3">"</text:span>。陳志金醫師顯然是在羞辱位於關渡的和信醫院。我不知道為什麼，和信醫院<text:span text:style-name="T3"><text:s/>(</text:span>以及黃達夫院長<text:span text:style-name="T3">) </text:span>似乎是近年來許多媒體捧出來的名嘴型醫師特別喜歡炮轟的對象；炮轟的說法往往是說和信醫院的醫德是假的，偽善的，欺世盜名的，沒有真醫術只有假醫德。我不知道這樣一些完全與事實相反的污名究竟從何而來。<text:span text:style-name="T3"> <text:line-break/><text:line-break/></text:span>深層原因想必是與醫界的人事派別鬥爭有關，至於表面原因則是肇因於上次的八仙<text:span text:style-name="T3"><text:s/>"</text:span>塵爆<text:span text:style-name="T3">"</text:span>。和信不是區域緊急醫療中心的後送醫院，因為它是癌症專科醫院，沒有燒燙傷的相關醫療人力與專業，因此招來罵名。但是，你若硬是要把病人送過去，他簡單處理一下傷口，還是得轉診到其它醫院。既然如此，何必多此一舉？<text:span text:style-name="T3"><text:line-break/><text:line-break/></text:span>我並不是說應該或不應該發展出相關人員配備進而把和信納入緊急醫療網，而是說，一家醫院，假若不在後送醫院名單上，而且確實沒有能力處理某種傷病時，難道你認為他應該硬著頭皮去處理病患才叫做醫者風範嗎？如果你是病患，你會做出哪一種選擇？多走一點路，直接來到有能力處理的醫院？還是不管三七二十一，看到醫院或診所就先送進去再說，然後耽擱一段時間後再趕緊轉診？總之，我看不出來和信在這事情上哪裏有道德問題而應該被如此污名化？<text:span text:style-name="T3"> <text:line-break/><text:line-break/></text:span>我當然不敢說我看過全世界的醫院或醫師，但我應該遠遠比一般的醫生還更加接觸過國內外各類型的醫療機構，從南到北，由西到東，從國內到國外，從醫學中心到各地診所及衛生所等等等各種醫療機構文化與生態，我都頗有實務經驗。老實說，不管國內或國外，我從未看過一個比和信醫院更好的醫院，不管是醫術或所謂醫德，都是第一流，甚至在其癌症專業上更是勝過西方文明國家例如像劍橋那樣的所謂世界級醫院。我常想寫些文章來表達我對和信醫院的敬意，事實上多年來我也確實寫過不少，只是從未公開，因為怕掛一漏萬，根本寫不出它的好。它的好，很微妙，很細膩。如果魔鬼藏在細節裏，天使想必也是同樣存在微妙隱約之處。<text:span text:style-name="T3"> <text:line-break/><text:line-break/></text:span>許多時候，當我對台灣醫界從上到下種種黑心作為或視病如仇、利潤至上的普遍現象感到可悲時，事實上，和信給了我心理上一個很大的安慰。我曾經有過幾次機會可以去和信工作，但都放棄了，主要原因就是覺得自己心在研究而非實務，心在哲學而非醫學，而且八成以上的時間都是在照顧家人與處理柴米油鹽食衣住行等各項生活例行事務，實在分身乏術。簡單說就是，我覺得自己配不上和信，除非我改變個人志向，把整個心思轉向醫學，轉向臨床工作，甚至改變整個生活角色，或許才有可能配得上和信的高標準。<text:span text:style-name="T3"> <text:line-break/><text:line-break/></text:span>除了和信之外，世界上應該沒有其它任何一家醫院會讓我有這樣一種<text:span text:style-name="T3"><text:s/>"</text:span>自嘆不如<text:span text:style-name="T3">"</text:span>、<text:span text:style-name="T3">"</text:span>配不上<text:span text:style-name="T3">" </text:span>的顧慮。做為一個醫生，在臨床上，我只能盡量做到無過無害，但沒法盡心盡力，與和信之時時以病患健康為念，實在相去甚遠。<text:span text:style-name="T3"> <text:line-break/><text:line-break/></text:span>我無須為和信辯解，因為它的好根本毋庸置疑，不管是醫術或醫德都是第一流。我很難想像在台灣這樣一種專業敗壞的社會中竟然會有和信這樣一所可說是舉世罕見的醫院；它盡一切努力想要善待病患，照顧好他們的健康，而非以營利為目的。我跟黃院長也許在政治上或一些社會制度上看法有相當大的不同，但他一心以病患健康與福祉為念，二十幾年來，確實深深感動我。我這輩子也許已經沒有機會<text:span text:style-name="T3"><text:s/>"</text:span>報答<text:span text:style-name="T3">" </text:span>和信這樣一種良善之心，看看下輩子還有沒有這個榮幸能與君共舞。<text:span text:style-name="T3"> <text:line-break/><text:line-break/></text:span>人活著，需要一種一種典範，一種燈塔；沒有它，就沒有光，我將不知自己身在何處，不知所為而來，去向何方，找不到回家的路。日益世俗化的年代，豺狼當道，狗屁理想滿天飛，似乎連神明也換了一副可鄙的臉譜，很多年少時候的<text:span text:style-name="T3"><text:s/>"</text:span>燈塔<text:span text:style-name="T3">" </text:span>都一一幻滅了，但是，黃院長及和信醫院至少在心懷病患這一點上，讓我相信，原來世界上確實還真有些人事物是當真的，由衷的，以命相許的。<text:span text:style-name="T3"> <text:line-break/><text:line-break/></text:span>陳真<text:span text:style-name="T3"><text:s/>2016. 07. 27. <text:line-break/>====================== <text:line-break/></text:span>「這<text:span text:style-name="T3">6</text:span>種情況請直接退掛號」　醫師<text:span text:style-name="T3"><text:s/>po</text:span>文獲推爆<text:span text:style-name="T3"> <text:line-break/><text:line-break/></text:span>奇摩新聞<text:span text:style-name="T3"><text:s/>2016</text:span>年<text:span text:style-name="T3">7</text:span>月<text:span text:style-name="T3">26</text:span>日<text:span text:style-name="T3"> <text:line-break/><text:line-break/></text:span>藝人邱凱偉（<text:span text:style-name="T3">Darren</text:span>）日前出國前因身體不適掛急診，等候<text:span text:style-name="T3">1</text:span>小時後、詢問醫師何時能看診，醫生回他「不能等就不要看」，他因而甩頭走人，還在臉書<text:span text:style-name="T3">po</text:span>文批評。對此，奇美醫院加護醫學部主治醫師陳志金昨晚在臉書發文，提及<text:span text:style-name="T3">6</text:span>種掛急診「退掛號」的情況，引發熱烈迴響。<text:span text:style-name="T3"> <text:line-break/><text:line-break/>Darren</text:span>昨天發文抱怨馬偕醫院急診醫師表示，出國前身體感到不適就掛急診，掛號時就覺得櫃台醫護人員態度待加強，接著等近<text:span text:style-name="T3">1</text:span>小時後，他詢問一旁醫護人員，醫護人員回「前面還有幾組病人，所以可能要再多等一會。」<text:span text:style-name="T3"> <text:line-break/><text:line-break/></text:span>他說，「我有點趕時間、要坐飛機，能否稍微快點？」附近醫生說，「不能等就不要看啊。」讓<text:span text:style-name="T3">Darren</text:span>覺得非常不禮貌，也讓人無法接受，於是他二話不說、退費走人，直批「這樣的人品憑什麼當醫生，還能以他那尊貴的醫德替人看病？」<text:span text:style-name="T3"> <text:line-break/><text:line-break/></text:span>對此，奇美醫學中心醫師陳志金在臉書撰文指出，在掛急診時，如果有以下情況，就可以直接退掛號了！狀況包括「什麼時候輪到我？為什麼我要排隊」、「這醫護人員的態度很差，怎麼沒有笑臉」、「我要趕時間坐飛機，能否快一點」等。<text:span text:style-name="T3">po</text:span>文至今已獲<text:span text:style-name="T3">4</text:span>萬網友按讚、近萬人分享。<text:span text:style-name="T3"> <text:line-break/><text:line-break/></text:span>陳志金臉書<text:span text:style-name="T3">po</text:span>文如下：<text:span text:style-name="T3"> <text:line-break/><text:line-break/></text:span>在掛急診時，如果你有以下情況，就可以直接退掛號了！<text:span text:style-name="T3"> <text:line-break/><text:line-break/>1. </text:span>「這麼多人排隊掛號，什麼時候輪到我？為什麼我要排隊？」你在排<text:span text:style-name="T3">iphone/</text:span>演唱會門票時會不會有這樣的念頭？如果不會，那表示買<text:span text:style-name="T3">iphone/</text:span>演講會的票，比你看急診更重要，所以你可以直接退掛號了<text:span text:style-name="T3"><text:s/></text:span>！<text:span text:style-name="T3"> <text:line-break/><text:line-break/>2.</text:span>「這醫護人員的態度很差，怎麼沒有笑臉？」這表示你的不適或疼痛，還不足以引起你的注意，以致於你還有閒情注意別人的態度。建議你退號，搬張椅子，繼續看看為何醫護人員會有這樣的態度。<text:span text:style-name="T3"> <text:line-break/><text:line-break/>3. </text:span>「等了兩小時，為什麼還沒輪到我看？」如果等了兩個小時，你沒昏過去、血壓沒掉、沒喘、也沒冒冷汗，真心覺得你可以回去看八點檔或洗洗睡。<text:span text:style-name="T3"> <text:line-break/><text:line-break/>4. </text:span>「我要趕時間坐飛機，能否快一點？」如果醫生跟你說，你得要住院、放棄飛行，你會不會放棄？如果不會，<text:span text:style-name="T3"><text:s/></text:span>那你還是去趕飛機好了！<text:span text:style-name="T3"> <text:line-break/><text:line-break/>5. </text:span>「這急診醫生也不知道在忙什麼？還不看我，到底有沒有醫德？」如果你要看醫德而不是急診，建議可以在關渡下車。<text:span text:style-name="T3"> <text:line-break/><text:line-break/>6.</text:span>「空服人員貼心的幫我量體溫，在她們的細心照料之下，我體溫從<text:span text:style-name="T3">39.1</text:span>度慢慢降到<text:span text:style-name="T3">36.7</text:span>度。」如果這經驗讓你很愉悅，那你早該離開急診去趕飛機的，因為你的病不需要在急診治療。</text:p>
      <text:p text:style-name="P1"><text:span text:style-name="T1">鑑慧</text:span>/<text:span text:style-name="T1">學姊</text:span><text:s/>  |  2016.07.27 14:08   |   <text:a xlink:type="simple" xlink:href="http://palinfo.habago.org/Entry?Command=Information_PrintForum&amp;iPage=239#FORUM34808"><text:span text:style-name="T2">#</text:span></text:a></text:p>
      <text:p text:style-name="P3">轉貼自親系譜網站。<text:span text:style-name="T3"> <text:line-break/>==================== <text:line-break/><text:line-break/></text:span>陳真<text:span text:style-name="T3"><text:s/>2016.07.26 12:31 <text:line-break/><text:line-break/></text:span>所謂罄竹難書，就算我有一千雙手，一周七天，一天<text:span text:style-name="T3">24</text:span>小時，日夜不停地寫，其實也寫不完島內外種種心機盤算與上下其手，寫不完無數貪贓枉法、貪婪猥瑣以及這一切惡毒居心與作為所必然導向的眾人下場。<text:span text:style-name="T3"> <text:line-break/><text:line-break/></text:span>許多時候，我真是有一種很絕望的感覺。一個人只有一顆心，但這顆心得剖成兩半；一半給自己，一半給眾人，兩邊都是一番烽火與絕望。我是不是應該像朴贊郁的<text:span text:style-name="T3"><text:s/>"The Handmaiden" </text:span>裏頭的下女珠子小姐那樣，摀住耳朵，想辦法看看能不能忽略這一切，並且從此不再掛念，不再想起？<text:span text:style-name="T3"> <text:line-break/><text:line-break/></text:span>一群貪婪無度的騙子，一群狡滑險惡的賊，用暴力與謊言消滅了異己，詐騙眾人的心，奪其財物，傷其未來，瓦解其藉以長遠存活的基礎，但眾人卻歡聲雷動，視為救世英雄。你在一旁看了，你還能說什麼？難道這一切不都是自找的？自己挖個墳墓，親手埋葬自己以及下一代的所有未來。你還能說什麼？你說了，人們以為你要跟他們的英雄打仗，奮起捍衛，蠢血沸騰，你還能說什麼？<text:span text:style-name="T3"> <text:line-break/><text:line-break/></text:span>為什麼我需要去在乎這些呢？一個島嶼毀了，干我何事？就算一整個世界毀了，我也不會是唯一的受害者，更不會是那最為悲慘的一個，我何必在意？人活著難道不就是盡一切可能<text:span text:style-name="T3"><text:s/>"</text:span>先<text:span text:style-name="T3">" </text:span>顧好自己嗎？所有那些什麼聖人與人格者等等等，所有那些曾經是我的某種<text:span text:style-name="T3"><text:s/>"</text:span>燈塔<text:span text:style-name="T3">"</text:span>，難道不是幾乎每一個原來都是這樣在過活的嗎？<text:span text:style-name="T3"> <text:line-break/><text:line-break/></text:span>許多時候，我多麼渴望能斬掉這份莫名的連結，從此山海各一方，你家不再是我家，你的事也不再是我的事，畢竟一切能說的都不知道說了幾千萬回了，難道你得對著一群騙子一群賊的每一個舉動、每一個言行，詳細解剖，一一重覆分析講解個一千萬遍，然後人們卻依然不相信他們遇到一群極度貪婪無恥的賊？這群賊，他們很樂意用眾人及其後代子孫的一切福祇來換取他們個人哪怕只是一點蠅頭小利。難道你真的一點都看不出來賊的居心與無數明目張膽的貪婪惡行？牽涉僅僅幾十塊錢的事都能引來騙子，更何況販賣一整個島嶼、出賣一整個世界的巨大暴利。<text:span text:style-name="T3"> <text:line-break/><text:line-break/></text:span>騙一次是喜劇，騙兩次是鬧劇，騙無數次若都還無法覺悟，那就是一種無可挽救的悲劇了。重點是，我為什麼要在乎這樣一個悲劇呢？為什麼我不能把言語當成風當成屁，把情感當成幻影，摀起耳朵，忽略這一切，從此不再掛念，不再想起？<text:span text:style-name="T3"> <text:line-break/><text:line-break/></text:span>陳真<text:span text:style-name="T3"> <text:line-break/><text:line-break/>p.s.: </text:span>我說的，當然並不僅僅是像底下這樣一些事。<text:span text:style-name="T3"> <text:line-break/><text:line-break/>================= <text:line-break/></text:span>退將怒問：童先生，你是哪國發言人<text:span text:style-name="T3"> <text:line-break/><text:line-break/></text:span>聯合新聞網作者記者洪哲政╱台北報導<text:span text:style-name="T3"> <text:line-break/><text:line-break/>2016</text:span>年<text:span text:style-name="T3">7</text:span>月<text:span text:style-name="T3">26</text:span>日<text:span text:style-name="T3"> <text:line-break/><text:line-break/></text:span>行政院發言人童振源下午聲稱，漁民不宜在未經國防部同意就強登島，如果每個人都可以進入太平島，則國家的主權將蕩然無存。退將痛批童振源發言不當，直問「你是哪一國發言人」？<text:span text:style-name="T3"> <text:line-break/><text:line-break/></text:span>陸軍退役中將吳斯懷昨晚透過臉書表示，「美國人唆使菲律賓弄個仲裁庭結論，出賣台灣這個忠實盟友，把太平島變成礁，把歷史上屬於中華民族的十一段線海域吃掉了，狠狠搧了我們一巴掌，捍衛國家主權，沒看到發言人說什麼大聲話，一紙口號式聲明就結束了，我們漁民想登島宣示國家主權，居然會讓國家主權蕩然無存？」吳斯懷說，「這好像是日本或美國發言人維護他們領土該說的話，請問童先生你是哪一國政府發言人？」<text:span text:style-name="T3"> </text:span></text:p>
      <text:p text:style-name="P1"><text:span text:style-name="T1">鑑慧</text:span>/<text:span text:style-name="T1">學姊</text:span><text:s/>  |  2016.07.27 14:06   |   <text:a xlink:type="simple" xlink:href="http://palinfo.habago.org/Entry?Command=Information_PrintForum&amp;iPage=239#FORUM34807"><text:span text:style-name="T2">#</text:span></text:a></text:p>
      <text:p text:style-name="P2">轉貼自親系譜網站。<text:span text:style-name="T3"> <text:line-break/>==================== <text:line-break/><text:line-break/></text:span>陳真<text:span text:style-name="T3"><text:s/>2016.07.25 09:27 <text:line-break/><text:line-break/></text:span>圖片請看：<text:span text:style-name="T3"> <text:line-break/><text:line-break/>https://goo.gl/z6XYKR <text:line-break/><text:line-break/></text:span>「我是神奇寶貝，你可以來捕捉我嗎？」敘利亞戰火兒童讓人垂淚的心聲<text:span text:style-name="T3"> <text:line-break/><text:line-break/></text:span>風傳媒作者韓亞庭<text:span text:style-name="T3"> <text:line-break/><text:line-break/>2016</text:span>年<text:span text:style-name="T3">7</text:span>月<text:span text:style-name="T3">23</text:span>日<text:span text:style-name="T3"> <text:line-break/><text:line-break/></text:span>這幾天，全世界陷入抓神奇寶貝狂潮，在《精靈寶可夢<text:span text:style-name="T3">GO</text:span>》（<text:span text:style-name="T3">Pokémon GO</text:span>，又譯《去吧！神奇寶貝》）的推出後，各地不時傳出有民眾因「低頭成性」所做的誇張行徑，但在不遠的地球另一端，烽火連天、打了<text:span text:style-name="T3">5</text:span>年內戰、死亡數十萬人的敘利亞，當地孩童手持皮卡丘、傑尼龜的圖片，癡癡望著鏡頭，希望讓全球的神奇寶貝玩家們看到：「我在這，快來捕捉我！」<text:span text:style-name="T3"> <text:line-break/><text:line-break/></text:span>換言之，這些孩子希望化身為神奇寶貝，希望有人來「捕捉」他們並且帶他們離開，希望不要一輩子活在戰爭、死亡與毀滅之中，希望自己朝不保夕的人生還有一絲希望。<text:span text:style-name="T3"> <text:line-break/><text:line-break/></text:span>「敘利亞革命武力之音」（<text:span text:style-name="T3">RFS Media Office</text:span>），致力於替尋求自由的敘利亞人民發聲的網路媒體，<text:span text:style-name="T3">21</text:span>日起於官方推特（<text:span text:style-name="T3">Twitter</text:span>）上發佈多張孩童手持神奇寶貝圖的照片，並搭配著「我在這，快來捕捉我」的字樣，「我們希望能因為這股風潮，重新喚回世界對敘利亞內戰的關注」其發言人表示。<text:span text:style-name="T3"> <text:line-break/><text:line-break/></text:span>把我用神奇寶貝球抓起來，帶我離開這裡<text:span text:style-name="T3"> <text:line-break/><text:line-break/></text:span>身處在不同城鎮的孩童們，有的人在紙上寫著：「我在伊德利卜省（<text:span text:style-name="T3">Idlib</text:span>）的卡法內波村（<text:span text:style-name="T3">Kafr Nabl</text:span>），快來捕捉我」或是「我在卡法利塔村（<text:span text:style-name="T3">Kafr Zeta</text:span>），快來捕捉我」，搭配著不同神奇寶貝的圖片，希望玩家們能夠抬頭看看他們，要是可以，他們也希望被《精靈寶可夢<text:span text:style-name="T3">GO</text:span>》裡的神奇寶貝球抓起來，逃離這個早已不是家園的地方。<text:span text:style-name="T3"> <text:line-break/><text:line-break/></text:span>「敘利亞革命武力之音」的發言人說道：「我們看著神奇寶貝遊戲，在媒體的報導下變得如此有名，因此才希望能放上這些照片，去強調在敘利亞受苦受難的人們，他們是如何承受來自政府軍、反政府軍之間你來我往的不間斷攻擊。」<text:span text:style-name="T3"> <text:line-break/><text:line-break/></text:span>敘利亞內戰經年，戰火中的兒童想化身為神奇寶貝，讓人們把他帶走（敘利亞革命武力之音，<text:span text:style-name="T3">RFS</text:span>）<text:span text:style-name="T3"> <text:line-break/><text:line-break/></text:span>《敘利亞<text:span text:style-name="T3">GO</text:span>》人民真正在找的是什麼？<text:span text:style-name="T3"> <text:line-break/><text:line-break/></text:span>除了來自組織的發聲外，敘利亞的設計師塔漢（<text:span text:style-name="T3">Saif Aldeen Tahhan</text:span>）仿照《精靈寶可夢<text:span text:style-name="T3">GO</text:span>》製作出《敘利亞<text:span text:style-name="T3">GO</text:span>》（<text:span text:style-name="T3">Syria GO</text:span>），但這不是拿來抓神奇寶貝，而是到各個殘破不堪的戰爭場地，去尋找敘利亞人民需要的東西，像是在斷壁殘垣中可以找到房子、面目全非的街道上可以找到醫藥箱等。<text:span text:style-name="T3"> <text:line-break/><text:line-break/></text:span>同樣身為難民的塔漢，幸運的於<text:span text:style-name="T3">2014</text:span>年逃離敘利亞，輾轉來到丹麥，回憶起當時的逃難回憶，他說：「我知道現在社群媒體上大家都在聊神奇寶貝，但我想讓大家知道，在敘利亞，人們真正需要、在尋找的是什麼。」<text:span text:style-name="T3"> <text:line-break/><text:line-break/></text:span>「我只想漫步在那曾經美麗的街道上」<text:span text:style-name="T3"> <text:line-break/><text:line-break/></text:span>敘利亞阿勒坡（<text:span text:style-name="T3">Aleppo</text:span>），這個昔日的北部大城，現在卻在內戰中被隨意轟炸，看著自己家鄉陷入絕境的藝術家阿奇洛（<text:span text:style-name="T3">Khaled Akil</text:span>），不禁好奇要是敘利亞也能玩《精靈寶可夢<text:span text:style-name="T3">GO</text:span>》的話，會是什麼樣的光景，於是他將神奇寶貝和《法新社》（<text:span text:style-name="T3">AFP</text:span>）的新聞照片結合，在網路上發表《敘利亞的精靈寶可夢<text:span text:style-name="T3">GO</text:span>－第<text:span text:style-name="T3">1</text:span>部》（<text:span text:style-name="T3">Pokémon Go In Syria - Part 1</text:span>）。<text:span text:style-name="T3"> <text:line-break/><text:line-break/>Pokemon-go in Syria. <text:line-break/><text:line-break/>Khaled Akil</text:span>（<text:span text:style-name="T3">@khaledakil</text:span>）張貼的相片<text:span text:style-name="T3"><text:s/></text:span>於<text:span text:style-name="T3"><text:s/>2016 </text:span>年<text:span text:style-name="T3"><text:s/>7</text:span>月<text:span text:style-name="T3"><text:s/></text:span>月<text:span text:style-name="T3"><text:s/>21 10:52</text:span>下午<text:span text:style-name="T3"><text:s/>PDT </text:span>張貼<text:span text:style-name="T3"> <text:line-break/><text:line-break/></text:span>阿奇洛說：「發表這個系列，並不是要責怪那些玩家，只顧玩不顧世界上其他地方發生的慘事，而是希望能讓大家重新關注這裡」現年<text:span text:style-name="T3">30</text:span>歲，土生土長阿勒坡人的他，於<text:span text:style-name="T3">2012</text:span>年到土耳其舉辦展覽，由於敘利亞內戰的關係，至此和家人天人永隔，無法回到家鄉。<text:span text:style-name="T3"> <text:line-break/><text:line-break/></text:span>「雖然這個遊戲如此成功，但我希望當我能回到阿勒坡的那天，我走在街上不是拿著手機、尋找著神奇寶貝」「而是能單純的就這樣，愜意漫步在阿勒坡美麗的街道上。」</text:p>
      <text:p text:style-name="P1"><text:span text:style-name="T1">陳真</text:span><text:s/>  |  2016.07.22 06:48   |   <text:a xlink:type="simple" xlink:href="http://palinfo.habago.org/Entry?Command=Information_PrintForum&amp;iPage=239#FORUM34806"><text:span text:style-name="T2">#</text:span></text:a></text:p>
      <text:p text:style-name="P3">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要不就是讓自己成為一個例外。<text:span text:style-name="T3"> <text:line-break/><text:line-break/></text:span>上面這些話原本是要貼在久違的親系譜的，但它被弄壞了，就暫且先貼在此，做個記號。</text:p>
      <text:p text:style-name="P1"><text:span text:style-name="T1">張華</text:span><text:s/>  |  2016.07.20 13:19   |   <text:a xlink:type="simple" xlink:href="http://palinfo.habago.org/Entry?Command=Information_PrintForum&amp;iPage=239#FORUM34805"><text:span text:style-name="T2">#</text:span></text:a></text:p>
      <text:p text:style-name="P2">我對台灣，對世界正發生的事感到悲傷與不安。你文字具有協助我梳理思緒的效果，只是最終仍是無奈且悲憤。不過我還是會認真做我能做的，也許很微小的努力。</text:p>
      <text:p text:style-name="P5"/>
      <text:p text:style-name="P1"><text:span text:style-name="T1">蘇秀慧</text:span><text:s/>  |  2016.07.20 12:12   |   <text:a xlink:type="simple" xlink:href="http://palinfo.habago.org/Entry?Command=Information_PrintForum&amp;iPage=240#FORUM34804"><text:span text:style-name="T2">#</text:span></text:a></text:p>
      <text:p text:style-name="P2">以下為我的想法。<text:span text:style-name="T3"> <text:line-break/><text:line-break/></text:span>菲律賓現任總統杜特蒂是親中的領導人嗎？我不這麼認為。但他是一個為自己計的領導人嗎？肯定是。緩和與中國的衝突，為自己爭取較多、較充裕的處理時間，對菲律賓絕對有利。轉換菲律賓在南海衝突中亦步亦趨跟隨美國意志的角色，也為自己新上任的政權帶來與美至少表面更模糊的新關係，亦未有害。<text:span text:style-name="T3"> <text:line-break/><text:line-break/></text:span>但杜特蒂是一個為菲律賓國家民族利益計的領導人嗎？我選擇是，因為他仍試圖避免將一場不斷被美推進的戰火，就真實發生在菲律賓自己身上。在美國作東邀請的南海分食饗宴上，菲律賓真能獲得什麼？杜特蒂的謹慎，代表了他的確重新檢視，再做下一步決定。</text:p>
      <text:p text:style-name="P1"><text:span text:style-name="T1">隆誌</text:span><text:s/>  |  2016.07.20 08:27   |   <text:a xlink:type="simple" xlink:href="http://palinfo.habago.org/Entry?Command=Information_PrintForum&amp;iPage=240#FORUM34803"><text:span text:style-name="T2">#</text:span></text:a></text:p>
      <text:p text:style-name="P3"><text:span text:style-name="T3"><text:line-break/></text:span>以下是個人看法：<text:span text:style-name="T3"> <text:line-break/><text:line-break/></text:span>在評論南海仲裁之前，也許先該看看大陸官方媒體的用詞與論調。這件事情注意到一個狀況，台灣和菲律賓同時處於一種很奧妙的狀況，都是相反政治主張的政權互相交替。台灣的狀況不用說，大家都知道。可是菲律賓的情況倒是很奧妙，從過去親美的領導人換成親中的領導人。<text:span text:style-name="T3"> <text:line-break/><text:line-break/></text:span>菲律賓現任領導人，反美親中的態度，早讓美國很不高興。仲裁結果出爐後，大陸的官方媒體，很嚴厲地批評菲律賓<text:span text:style-name="T3">"</text:span>前<text:span text:style-name="T3">"</text:span>領導人，並沒有把整個爭議怪罪到現任菲律賓領導人。從台灣的角度，似以為菲律賓和美國大勝。從另一個角度來看，日本、澳洲和歐盟等等遠在千里之外，只出一張嘴的主張。真正能夠幫助菲律賓牽制大陸的東南亞國協，卻不發共同聲明，讓菲律賓更形孤單，反成美國的過河卒子。<text:span text:style-name="T3"> <text:line-break/><text:line-break/></text:span>美國製造的燙手山芋丟給菲律賓，或許把菲律賓推向與大陸上談判桌，取代對抗。說不定，過陣子，會出現菲律賓總統訪問北京或習進平訪問馬尼拉的新聞，並且發表一堆共同聲明與投資計畫等等，反讓菲律賓完全倒向大陸。菲律賓這個美國在遠東的友善且親密的朋友，說不定因此而脫離美國的完全掌控。不過前提是現任菲律賓領導人，沒被美國搞掉。</text:p>
      <text:p text:style-name="P1">Alex Wang   |  2016.07.19 11:53   |   <text:a xlink:type="simple" xlink:href="http://palinfo.habago.org/Entry?Command=Information_PrintForum&amp;iPage=240#FORUM34802"><text:span text:style-name="T2">#</text:span></text:a></text:p>
      <text:p text:style-name="P6"><text:span text:style-name="T1">雙語全程特朗普外交政策演講</text:span> <text:line-break/><text:line-break/>Donald Trump Speaks on Foreign Policy in Washington, DC <text:line-break/><text:line-break/>https://www.youtube.com/watch?v=BI52DyCmEEs <text:line-break/><text:line-break/><text:span text:style-name="T1">其實，川普是個很務實很理性的人。他領導美國，對美國、中國乃至世界未必沒有好處。</text:span> </text:p>
      <text:p text:style-name="P1"><text:span text:style-name="T1">陳真</text:span><text:s/>  |  2016.07.19 09:51   |   <text:a xlink:type="simple" xlink:href="http://palinfo.habago.org/Entry?Command=Information_PrintForum&amp;iPage=240#FORUM34801"><text:span text:style-name="T2">#</text:span></text:a></text:p>
      <text:p text:style-name="P3">講得不錯，但除此之外，也許南海基本上就是美國打算大開殺戒的一個主戰場。當美國用一堆軍事基地把中國團團圍住，任誰也都知道中國在南海問題上不可能退讓，因為退此一步，便無死所。<text:span text:style-name="T3"> <text:line-break/><text:line-break/></text:span>多年以前，我對國家或社會發展有著一種<text:span text:style-name="T3"><text:s/>"</text:span>本質論<text:span text:style-name="T3">"</text:span>，認為本質主導了社會發展，不太相信不同政治人物當權就能導致重大不同的國家與社會發展後果。後來，看到金大中，看到阿扁，看到祖國大陸，看到菲律賓、印度、澳洲、越南等等等不同的政治人物上台所導致的重大不同後果，特別是看到綠油油的貪婪詐騙集團宛若病毒與癌細胞般的瀰漫整個台灣社會，我慢慢相信，一個社會或國家確實是可以輕易被操弄的，好人<text:span text:style-name="T3">(</text:span>或正常人<text:span text:style-name="T3">)</text:span>和人渣掌權，後果會相當大不同。所以，我也很擔心希拉蕊這個恐怖妖女上台，因為川普頂多只是毀了美國，但希拉蕊卻很可能毀滅這個世界。主流媒體當然都不是這麼講的。他們把川普妖魔化，卻把希拉蕊捧成偉大的政治人物，這是徹底荒唐的一種說法。</text:p>
      <text:p text:style-name="P1">Alex Wang   |  2016.07.19 07:08   |   <text:a xlink:type="simple" xlink:href="http://palinfo.habago.org/Entry?Command=Information_PrintForum&amp;iPage=240#FORUM34800"><text:span text:style-name="T2">#</text:span></text:a></text:p>
      <text:p text:style-name="P2">南海的問題，其實中共大局看得很清楚。中共很多智囊都提出過了不同的建議。<text:span text:style-name="T3"> <text:line-break/><text:line-break/>1. </text:span>有提出把南海的作為一個整體，讓周邊沿海國家參加進來形成一個南海共同體。中國以這種形式，來共同開發讓渡利益，並形成對區域的主導。<text:span text:style-name="T3"> <text:line-break/><text:line-break/>2. </text:span>有的人直接就說了，中國很需要南海東南亞國家的戰略配合，而不是戰略對抗。中國其實不在乎那點油，中國靠南海那點油是實現不了中國崛起和民族復興的。<text:span text:style-name="T3"> <text:line-break/><text:line-break/></text:span>其實，中共最在乎的不是經濟利益或主權，而最在乎南海的東南亞等地的區域主導權。這個是比領土和經濟海域更核心的帝國利益。<text:span text:style-name="T3"> <text:line-break/><text:line-break/></text:span>德國，靠歐洲區域的主導權獲取的政治和經濟利益，遠遠超出其主權領土能帶來的。其實很清楚，中國歷史上自鴉片戰爭和甲午海戰之後天朝朝貢體系主導權崩潰後，才帶來無窮無盡的災難。所有以前臣服友好的國家紛紛背叛甚至對抗。<text:span text:style-name="T3"> <text:line-break/><text:line-break/></text:span>中共還是心裡很清楚的：南海的經濟利益絕大部分讓渡給這些小國，其實問題不大。但是，中國必須在這以過程中起主導作用，確立區域主導權。南海經濟利益，其實按照天朝幾百年養成的性格，會進行讓渡。<text:span text:style-name="T3"> <text:line-break/><text:line-break/></text:span>這個其實很像三國時期，曹操準備滅吳國。曹操率領大軍征討江東，張昭等人一片勸孫權投降之聲。眾說紛紜之時孫權難以決斷之時，是魯肅告知孫權，眾人皆可以投降，唯獨孫權不可投降。眾將投降尚且可保榮華富貴，孫權投降必不得好死。<text:span text:style-name="T3"> <text:line-break/><text:line-break/></text:span>其實，中美爭的就是一個南海區域的主導權。中國可以讓渡絕大部分經濟利益，但是如果不能形成以自己為主導的框架結構來解決之；而是讓美國挫敗以美國為馬首來主導分配南海利益給各國，中國將面臨投降之孫權以及天朝系統崩潰而帶來巨大政治災難，更妄談民族復興和國家崛起。<text:span text:style-name="T3"> <text:line-break/><text:line-break/></text:span>只要建立起這套區域組織，可以形成優先性甚至排他（域外）性的協議。以中國目前的勢頭，十年後的中國，深海鑽探技術將更為成熟。以中國公司資金和技術為<text:span text:style-name="T3">50%</text:span>股權和南海國家在其經濟海域開髮油氣共享。可以保證經濟和政治利益的最大化。<text:span text:style-name="T3"> <text:line-break/><text:line-break/></text:span>其實在地緣政治主導權博弈上，中美心裡很清楚，各自都絕對不會讓步。直到中國美國一方力量薄弱奔潰，退出南海，才會有和平合作解決南海權益的可能性。讓步會是災難性的。<text:span text:style-name="T3"> <text:line-break/><text:line-break/></text:span>我們應該充分考慮到南海諸國的利益，並智慧處理之。另外，在主導權這個問題上，沒有什麼道義要我們要站在美國這邊。<text:span text:style-name="T3"> </text:span></text:p>
      <text:p text:style-name="P1"><text:span text:style-name="T1">陳真</text:span><text:s/>  |  2016.07.15 00:03   |   <text:a xlink:type="simple" xlink:href="http://palinfo.habago.org/Entry?Command=Information_PrintForum&amp;iPage=240#FORUM34799"><text:span text:style-name="T2">#</text:span></text:a></text:p>
      <text:p text:style-name="P3">謝謝杨阳貼這影片<text:span text:style-name="T3"><text:s/>(https://youtu.be/HLcJSs68wmE)</text:span>，看了挺難過。我常覺得，當一個人知道某些事情之後，他就不可能再是原來的他了，甚至不可能再變回一個所謂正常的人；心一旦被一個東西給打傷，傷痕始終都會存在，時不時就會痛一下，他能夠繼續維持一個所謂正常人的生活，事實上就已經很不容易。一個人得靠無數的自我欺騙及無情冷血，然後他才有可能在表面上像個正常人那樣地活著，就像行走在懸崖邊，彷彿稍微一個不小心，就會跌落腳下的萬丈深淵。</text:p>
      <text:p text:style-name="P1"><text:span text:style-name="T1">杨阳</text:span><text:s/>  |  2016.07.14 20:04   |   <text:a xlink:type="simple" xlink:href="http://palinfo.habago.org/Entry?Command=Information_PrintForum&amp;iPage=240#FORUM34798"><text:span text:style-name="T2">#</text:span></text:a></text:p>
      <text:p text:style-name="P6"><text:span text:style-name="T1">美國大兵的驚人演說</text:span><text:s/><text:span text:style-name="T1">戰爭的真相</text:span> <text:line-break/>https://youtu.be/HLcJSs68wmE</text:p>
      <text:p text:style-name="P1">locust   |  2016.07.14 07:46   |   <text:a xlink:type="simple" xlink:href="http://palinfo.habago.org/Entry?Command=Information_PrintForum&amp;iPage=240#FORUM34797"><text:span text:style-name="T2">#</text:span></text:a></text:p>
      <text:p text:style-name="P3">各位不觉得南海仲裁实在是有些怪诞吗？就在仲裁出来之后，中国政府立即说明这个所谓的<text:span text:style-name="T3">“</text:span>仲裁庭<text:span text:style-name="T3">”</text:span>实际上是个民间组织，没有任何法律效力。而且联合国及国际法院也随后纷纷出来辟谣说明这个<text:span text:style-name="T3">“</text:span>仲裁庭<text:span text:style-name="T3">”</text:span>跟联合国及国际法院毫无关系，而且国际法院还在官方网站上以中英文发了个慎重声明。<text:span text:style-name="T3"> <text:line-break/><text:line-break/></text:span>详见：<text:span text:style-name="T3"> <text:line-break/><text:line-break/>http://www.guancha.cn/Neighbors/2016_07_14_367406.shtml <text:line-break/><text:line-break/>http://www.guancha.cn/Third-World/2016_07_13_367360.shtml</text:span>。<text:span text:style-name="T3"> <text:line-break/><text:line-break/></text:span>而且，这个<text:span text:style-name="T3">PCA</text:span>竟然只要交钱还可以对个人及企业实行仲裁，而且他的业务范围明确为双方都同意应诉才可以。这个总裁庭成立<text:span text:style-name="T3">117</text:span>年来总共仲裁过<text:span text:style-name="T3">16</text:span>个案件，执行率为<text:span text:style-name="T3">0%</text:span>，实为可笑。<text:span text:style-name="T3">1986</text:span>年美国与尼加拉瓜的那次才是真正的国际法院的判决。老百姓肯定不会去求证这个<text:span text:style-name="T3">“</text:span>仲裁庭<text:span text:style-name="T3">”</text:span>与国际法院及联合国的关系，要说中国政府及外交部也不知道，直到仲裁结果出来之后才明白并且点明，实在是匪夷所思。联系到联合国及国际法院也是在仲裁结果出来之后才发申明撇清关系，我不得不怀疑这是中国故意为之。我们来稍微厘清近几年发生的事情：<text:span text:style-name="T3"> <text:line-break/><text:line-break/>1</text:span>，<text:span text:style-name="T3"><text:s/>2012</text:span>年中菲黄岩岛危机，中国趁势拿下黄岩岛。<text:span text:style-name="T3"> <text:line-break/><text:line-break/>2</text:span>，<text:span text:style-name="T3"><text:s/>2013</text:span>年菲律宾提交仲裁，中国开始填岛。大家都知道原来中国和东盟有个什么《南海各方行为宣言》，虽然中国不断地在勘探和测量这些岛礁，但是一直没有合适的机会改变现状，现在菲律宾不愿意跟中国谈判并单方面提交仲裁，正好给中国一个最好的借口和机会立即开始填岛。这么大的工程肯定是前面已经做了大量的工作及规划。<text:span text:style-name="T3"> <text:line-break/><text:line-break/>3</text:span>，<text:span text:style-name="T3"><text:s/></text:span>再之后中国一直快速填岛及建设，就在仲裁出来的时候其它几个岛礁也相继实行了飞机试飞。<text:span text:style-name="T3"> <text:line-break/><text:line-break/>4</text:span>，<text:span text:style-name="T3"><text:s/></text:span>仲裁出来之后，中国随即发布中国南海争议白皮书，明确中国拥有南海所有的岛礁的主权，中国南海诸岛礁拥有专属经济区和大陆架。以前中国对南海的表述非常模糊，不是很清晰。这下完全清晰，没有任何模糊的空间。<text:span text:style-name="T3"> <text:line-break/><text:line-break/></text:span>此外，这次事件的发生后，已经有超过<text:span text:style-name="T3">90</text:span>个国家明确表态支持中国的主张，而支持美国的除了当事国外就是日、英、法、澳较为明确支持美国。谁多助谁寡助显而易见，这也算是国际社会对中美在这方面软实力的一次较量。<text:span text:style-name="T3"> <text:line-break/><text:line-break/></text:span>最搞笑的是仲裁庭完全满足菲律宾的要求，把太平岛也划为礁。这使得原本打算跟美国唱和的蔡英文政府也迫于压力不得不坚决反对，立场变得跟大陆类似了。<text:span text:style-name="T3"> <text:line-break/><text:line-break/></text:span>所以我觉得这次南海事件实在是值得玩味，有点类似于当时钓鱼岛事件，中共又借势改变现状。无论是当时日本的野田佳彦还是菲律宾的阿基诺三世都不愧是神助攻，中国应该好好感谢这两位。当然借势改变现状的前提是你要有足够的实力。</text:p>
      <text:p text:style-name="P1"><text:span text:style-name="T1">陳真</text:span><text:s/>  |  2016.07.13 00:33   |   <text:a xlink:type="simple" xlink:href="http://palinfo.habago.org/Entry?Command=Information_PrintForum&amp;iPage=240#FORUM34796"><text:span text:style-name="T2">#</text:span></text:a></text:p>
      <text:p text:style-name="P2">一個約僅一張雙人床大小、退潮才看得見、漲潮就不見蹤影的什麼<text:span text:style-name="T3"><text:s/>"</text:span>沖之鳥<text:span text:style-name="T3">" (</text:span>小鳥的<text:span text:style-name="T3"><text:s/>"</text:span>鳥<text:span text:style-name="T3">")</text:span>，日本和美國竟然稱它為<text:span text:style-name="T3"><text:s/>"</text:span>島<text:span text:style-name="T3">" (</text:span>島嶼的島<text:span text:style-name="T3">)</text:span>。然而，面積大它好幾萬倍、足以在上面長久住人的太平島，卻被美日所主導的什麼仲裁法庭給硬說成<text:span text:style-name="T3"><text:s/>"</text:span>礁<text:span text:style-name="T3">" </text:span>而不是<text:span text:style-name="T3"><text:s/>"</text:span>島<text:span text:style-name="T3">"</text:span>。睜眼說瞎話到極點。<text:span text:style-name="T3"> <text:line-break/><text:line-break/></text:span>至於這個所謂仲裁法庭的庭長是誰呢？是個日本人，叫柳井俊二，是個理應繩之以法的好戰份子，日本極右勢力的代表人。比方說，不管是美國對伊拉克發動侵略戰爭，日本出兵相挺，或是安倍企圖修改非戰憲法、重新走上軍國主義等等，這位柳井俊二都是主要推手。此人模樣如下：<text:span text:style-name="T3"> <text:line-break/><text:line-break/>http://goo.gl/pMvr4F <text:line-break/><text:line-break/></text:span>這樣一個日本鬼子擔任所謂庭長，然後由他來指派其它幾位所謂仲裁委員，這不是很荒唐嗎？<text:span text:style-name="T3"> <text:line-break/><text:line-break/></text:span>由美國所主導的所謂<text:span text:style-name="T3"><text:s/>"</text:span>國際社會<text:span text:style-name="T3">"</text:span>，基本上是完全不講是非的，純粹就是拳頭加謊言與抹黑，決定了一切。只要拳頭夠大，只要吃得下你，就絕不會客氣。今天中國之所以還能有一定的繁榮與發展，是因為它夠強大，不容易被人一口吞下。假若中國像利比亞、伊拉克、阿富汗或敘利亞等等那樣脆弱而不堪一擊，今天的大陸老早已成屍橫遍野、烽火漫天的人間煉獄。<text:span text:style-name="T3"> <text:line-break/><text:line-break/></text:span>美國稱霸世界半個多世紀，為所欲為，當它準備傷害你時，就把一些原本沒有爭議的東西給事件化、爭議化，所謂南海爭議便是一例。爭議化還不夠，進而造謠抹黑，把你妖魔化。一旦時機成熟，重兵集結，就用武力一舉把你消滅。美國的每一套侵略劇本基本上都是這樣寫的。過去十幾二十年來，從阿富汗、伊拉克、利比亞、烏克蘭及敘利亞等等等之侵略與製造恐怖內戰與動亂，沒有一個是偶發事件，全部都是根據事先精心策畫<text:span text:style-name="T3"><text:s/>(</text:span>甚至長達十多年<text:span text:style-name="T3">) </text:span>的劇本行事。當下我們總會以為事件的發生只是出於某一種偶然因果，多年之後，往往才會發現，原來這一切都只是依照一定的劇本演出；政治與人心之可怕與殘酷，遠超乎一般人的想像。<text:span text:style-name="T3"> <text:line-break/><text:line-break/></text:span>我花了五分鐘，匆匆寫了這樣一則不知道講過幾千幾萬次的<text:span text:style-name="T3"><text:s/>"</text:span>老生常談<text:span text:style-name="T3">"</text:span>，說來也許無甚意義。其實，不管寫些什麼，讀的人看了文字，心裏對寫的人之所思所想與所感，多少會有些想像。但我跟你說，你對我這個<text:span text:style-name="T3"><text:s/>"</text:span>作者<text:span text:style-name="T3">" </text:span>的一切想像肯定是錯的。對於一位作者的想像之正確與否，事實上從根本上決定了文字本身的意義；也許你該把這樣一些或許平凡無奇的粗糙文字看成一種宛如遺書那樣的東西，因為它恰恰來自一個近乎絕望的人。<text:span text:style-name="T3"> <text:line-break/><text:line-break/></text:span>下回若還要多寫一些靜站標語牌時，我想訂製一個最好是用手寫的牌子，上面就寫著：<text:span text:style-name="T3">"</text:span>每一樣可怕的東西，都需要你的愛。<text:span text:style-name="T3">--R. M. Rilke"</text:span></text:p>
      <text:p text:style-name="P1"><text:span text:style-name="T1">學姊</text:span><text:s/>  |  2016.07.11 13:36   |   <text:a xlink:type="simple" xlink:href="http://palinfo.habago.org/Entry?Command=Information_PrintForum&amp;iPage=240#FORUM34795"><text:span text:style-name="T2">#</text:span></text:a></text:p>
      <text:p text:style-name="P3">巴勒網已經完成搬家，請大家可以幫忙看看巴勒網上上下下前前後後有沒有甚麼亂碼或其他不太對勁的地方，於留言版回報，我們可以請電腦公司協助修復。</text:p>
      <text:p text:style-name="P1"><text:span text:style-name="T1">陳真</text:span><text:s/>  |  2016.07.04 22:20   |   <text:a xlink:type="simple" xlink:href="http://palinfo.habago.org/Entry?Command=Information_PrintForum&amp;iPage=240#FORUM34786"><text:span text:style-name="T2">#</text:span></text:a></text:p>
      <text:p text:style-name="P2">請各位暫時勿留言，方便頁數及每篇內容校對。我還不知道怎麼關閉留言板。可以留言時會跟大家說。</text:p>
      <text:p text:style-name="P5"/>
      <text:p text:style-name="P1"><text:span text:style-name="T1">陳真</text:span><text:s/>  |  2016.07.04 21:09   |   <text:a xlink:type="simple" xlink:href="http://palinfo.habago.org/Entry?Command=Information_PrintForum&amp;iPage=241#FORUM34785"><text:span text:style-name="T2">#</text:span></text:a></text:p>
      <text:p text:style-name="P2">新改版的巴勒網我有注意到改版後就已經是<text:span text:style-name="T3"><text:s/>401</text:span>頁，如果把親系譜也不小心灌進來，不可能只增加一頁變成<text:span text:style-name="T3"><text:s/>402</text:span>頁。<text:span text:style-name="T3"> <text:line-break/><text:line-break/></text:span>這些備份或重輸入的工作，我願意花十年、二十年或一輩子，一個字一個字去做它，但不敢假手他人。除非是有高科技方法可以瞬間就重新輸入完成，但是仍得確定<text:span text:style-name="T3">100%</text:span>安全，否則就不要這樣做，不要冒任何險。我受不了即便只是一個標點符號的更動或遺漏。</text:p>
      <text:p text:style-name="P1"><text:span text:style-name="T1">良哲</text:span><text:s/>  |  2016.07.04 18:25   |   <text:a xlink:type="simple" xlink:href="http://palinfo.habago.org/Entry?Command=Information_PrintForum&amp;iPage=241#FORUM34784"><text:span text:style-name="T2">#</text:span></text:a></text:p>
      <text:p text:style-name="P3">不對<text:span text:style-name="T3">! <text:line-break/></text:span>這不是巴勒網的留言。這些應該是親系譜的舊留言<text:span text:style-name="T3">!!! </text:span></text:p>
      <text:p text:style-name="P1"><text:span text:style-name="T1">良哲</text:span><text:s/>  |  2016.07.04 18:19   |   <text:a xlink:type="simple" xlink:href="http://palinfo.habago.org/Entry?Command=Information_PrintForum&amp;iPage=241#FORUM34783"><text:span text:style-name="T2">#</text:span></text:a></text:p>
      <text:p text:style-name="P2">我正要寫信提議大家分工整理舊留言，想說上來查看一下舊留言的檔案數量，看到<text:span text:style-name="T3">400</text:span>個分頁也嚇到，還以為被什麼留言灌爆，沒想到是<text:span text:style-name="T3">htm</text:span>檔的舊留言恢復了！</text:p>
      <text:p text:style-name="P1"><text:span text:style-name="T1">陳真</text:span><text:s/>  |  2016.07.04 02:16   |   <text:a xlink:type="simple" xlink:href="http://palinfo.habago.org/Entry?Command=Information_PrintForum&amp;iPage=241#FORUM34780"><text:span text:style-name="T2">#</text:span></text:a></text:p>
      <text:p text:style-name="P3"><text:span text:style-name="T3">"</text:span>唯神能恕<text:span text:style-name="T3">" </text:span>是我翻的啦。台灣翻做<text:span text:style-name="T3"><text:s/>"</text:span>罪無可赦<text:span text:style-name="T3">"</text:span>，還好沒翻做神鬼大火拼之類。<text:span text:style-name="T3"> <text:line-break/><text:line-break/></text:span>剛剛看到朴贊郁兩段訪談，順手摘錄幾句，翻譯如下：<text:span text:style-name="T3"> <text:line-break/><text:line-break/>" '</text:span>蝙蝠<text:span text:style-name="T3">'(thirst) </text:span>這電影，大致就取材於我的生命經驗。拍完<text:span text:style-name="T3"><text:s/>'</text:span>蝙蝠<text:span text:style-name="T3">' </text:span>後，我接到好萊塢的電話，請我去拍<text:span text:style-name="T3"><text:s/>'</text:span>慾謀<text:span text:style-name="T3">' (stoker)</text:span>，其實我拍慾謀時，腦子空空的，並沒有什麼特別的方向感。拍完之後，我就想，也許我應該再回頭去拍我過去拍的那些有關罪與罰及救贖的主題。<text:span text:style-name="T3">" <text:line-break/><text:line-break/>"</text:span>我向來拍電影，總是拍些娛樂片。有些時候，當它能符合觀眾口味，自然就會變成娛樂片；但有些時候並不一定能辦到。不過，這一次<text:span text:style-name="T3">(</text:span>指的是拍<text:span text:style-name="T3">"</text:span>小姐<text:span text:style-name="T3">") </text:span>卻不一樣，我並不希望它僅僅只是一種娛樂。我希望，觀眾在他第二次的觀影中，能看到一些東西。<text:span text:style-name="T3">...</text:span>這一回，我並沒有在坎城獲獎，但<text:span text:style-name="T3"><text:s/>'</text:span>小姐<text:span text:style-name="T3">' </text:span>這部電影卻是我迄今為止最喜歡的一部作品。我的電影就建立在我的生命經驗上，我不禁開始期待能拍出一部足以長久存在人們記憶深處的電影。<text:span text:style-name="T3">"</text:span></text:p>
      <text:p text:style-name="P1"><text:span text:style-name="T1">懷軒</text:span><text:s/>  |  2016.07.04 01:26   |   <text:a xlink:type="simple" xlink:href="http://palinfo.habago.org/Entry?Command=Information_PrintForum&amp;iPage=241#FORUM34779"><text:span text:style-name="T2">#</text:span></text:a></text:p>
      <text:p text:style-name="P2"><text:span text:style-name="T3">Only God forgives</text:span>台灣是不是翻<text:span text:style-name="T3">“</text:span>唯神能恕<text:span text:style-name="T3">”</text:span>？？印象中是。不是車神演的嗎？</text:p>
      <text:p text:style-name="P1"><text:span text:style-name="T1">陳真</text:span><text:s/>  |  2016.07.03 17:32   |   <text:a xlink:type="simple" xlink:href="http://palinfo.habago.org/Entry?Command=Information_PrintForum&amp;iPage=241#FORUM34776"><text:span text:style-name="T2">#</text:span></text:a></text:p>
      <text:p text:style-name="P3">測試：這個貼不出來的消失留言，不知道為什麼現在又自己跑出來了？</text:p>
      <text:p text:style-name="P1"><text:span text:style-name="T1">陳真</text:span><text:s/>  |  2016.07.03 03:24   |   <text:a xlink:type="simple" xlink:href="http://palinfo.habago.org/Entry?Command=Information_PrintForum&amp;iPage=241#FORUM34775"><text:span text:style-name="T2">#</text:span></text:a></text:p>
      <text:p text:style-name="P2">留此言，就當做是個測試吧。首先，我注意到這個留言空間的上下長度差不多是過去舊版的三分之一或四分之一。這麼小的空間，很難寫東西，因為你才寫個六行，你就看不到上面寫了些什麼了。若想要一邊寫一邊綜觀上下文以取得文意流暢，事實上極為不便，得不斷捲動滑鼠上上下下捲個不停。至少應改成至少<text:span text:style-name="T3">25-30</text:span>行的上下長度，比較適合。<text:span text:style-name="T3"> <text:line-break/><text:line-break/></text:span>至於<text:span text:style-name="T3"><text:s/>"</text:span>我不是機器人<text:span text:style-name="T3">"</text:span>，理當擺在留言框框的下面比較順眼，它沒必要擺這麼高位置，也沒必要弄得這麼大一個。<text:span text:style-name="T3"> <text:line-break/><text:line-break/>"</text:span>小姐<text:span text:style-name="T3">"(</text:span>即下女的誘惑<text:span text:style-name="T3">)</text:span>台南和台中都下片了，無意中看到它上映一周的票房成績是<text:span text:style-name="T3"><text:s/>51 </text:span>萬。台灣每年粗製濫造一堆爛到爆的下三濫低能片，動輒數億票房，萬眾矚目，甚至說成台灣之光，由此你能想像這是一個什麼樣的世界。人多就是對，數大彷彿就是美，所謂民主這東西其實是很可疑的，它的價值究竟從何而來，大概已無人聞問，遑論思索，直接就給打扮成真理。即便如此，事實上它依舊只是一個謊言，因為握有絕對優勢的極少數人，輕易就能製造<text:span text:style-name="T3"><text:s/>"</text:span>輿論<text:span text:style-name="T3">"</text:span>，產生所謂<text:span text:style-name="T3"><text:s/>"</text:span>多數民意<text:span text:style-name="T3">"</text:span>。<text:span text:style-name="T3"> <text:line-break/><text:line-break/>"</text:span>小姐<text:span text:style-name="T3">" </text:span>這電影很特別，我不太敢推薦別人看，因為估計一百個會有九十九個應該都不會喜歡或非常喜歡。有些電影雅俗共賞，眾人都不排斥，例如<text:span text:style-name="T3"><text:s/>Kusturica </text:span>的電影；有些電影曲高和寡，例如蘇古諾夫的<text:span text:style-name="T3"><text:s/>"</text:span>太陽<text:span text:style-name="T3">" (The Sun) </text:span>或是高達和侯孝賢的幾乎所有電影，但你依然能找到這樣一些<text:span text:style-name="T3"><text:s/>"</text:span>寡<text:span text:style-name="T3">"</text:span>；偏偏有些電影，例如<text:span text:style-name="T3"><text:s/>"Only God forgives" (</text:span>台譯罪無可赦？<text:span text:style-name="T3">)</text:span>，例如這部<text:span text:style-name="T3"><text:s/>"</text:span>小姐<text:span text:style-name="T3">"</text:span>，你甚至很難想像會有幾個人跟自己一樣喜歡，原因究竟何在，很難說得清楚。<text:span text:style-name="T3"> <text:line-break/><text:line-break/></text:span>但我經常察覺到人們這樣一種看待世界的<text:span text:style-name="T3"><text:s/>"</text:span>眼光<text:span text:style-name="T3">"</text:span>：看故事，看劇情，彷彿只要知道故事情節，就等於把它看過了一遍似的。但是，美不美這東西終究不是藏在劇情或故事<text:span text:style-name="T3">?</text:span>頭。唐吉訶德我趁著生活中各種零零星星的空檔，一看再看，看到都能倒著背了，終究不會因為我已知曉其故事情節而失去<text:span text:style-name="T3"><text:s/>"</text:span>美<text:span text:style-name="T3">" </text:span>所帶來的愉悅；詩這東西更是根本連個故事也沒有，但它不也一樣美死人？並不會因為它缺乏所謂劇情而失去美感。<text:span text:style-name="T3"> <text:line-break/><text:line-break/></text:span>比方說，<text:span text:style-name="T3">"Only God forgives" ?</text:span>頭有一幕，那個老是可以從背後拔出一把西瓜刀的<text:span text:style-name="T3"><text:s/>"</text:span>上帝<text:span text:style-name="T3">"</text:span>，在河邊練刀法，我就百看不厭；何止百看，怕是就算看到死也不會膩。但你若要問我，一個玩西瓜刀的怪人舞刀弄劍的，有啥好看？但我就是覺得美。究竟美在哪？說不上來。<text:span text:style-name="T3"> <text:line-break/><text:line-break/>"</text:span>小姐<text:span text:style-name="T3">" ?</text:span>頭有一幕，兩人私奔，小姐由一小土牆上縱身而下，非常催淚。光憑這一幕，我就願意掏腰包看個一百遍。還有比方說三人在小船上，下女以手撥弄湖水，小姐靠著肩；來到大船上，扶著欄竿望著海，下女側著臉看小姐，這幾幕也是值得千金萬兩。但是，究竟美在哪，同樣也說不清。美這東西終究是用眼睛看，而不是用腦子想。特別是那些所謂影評人，我真不知道他們究竟是在看電影還是想電影；往往講評一堆，其實全然與美無關。<text:span text:style-name="T3"> <text:line-break/><text:line-break/></text:span>維根斯坦給其哲學下了個神祕的重要註解叫做<text:span text:style-name="T3"><text:s/>"Don't think,but look!"(</text:span>光看就好，別想！<text:span text:style-name="T3">)</text:span>這話我看是一點也不神祕。幾乎所有西方哲學都是叫人應該想個不停，但維根斯坦的哲學卻打算終結哲學這回事，畢竟沒什麼好想的，想來想去只是在一些瑣碎的表皮上繞圈子而已，對於那些真正重要的東西卻無法觸及分毫。電影、音樂與文學等等等，也許也都是這麼一回事，光看就好，沒什麼好想的，因為那些真正美麗或重要的東西在我們的思想之外，語言之上，難以言喻，無從思索。</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